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9f2880"/>
    </style:style>
    <style:style style:name="P2" style:family="paragraph" style:parent-style-name="Text_20_body" style:list-style-name="L1"/>
    <style:style style:name="P3" style:family="paragraph" style:parent-style-name="Preformatted_20_Text" style:list-style-name="L1">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2"/>
    <style:style style:name="P6" style:family="paragraph" style:parent-style-name="Preformatted_20_Text" style:list-style-name="L2">
      <style:paragraph-properties fo:margin-top="0in" fo:margin-bottom="0.1965in" style:contextual-spacing="false"/>
    </style:style>
    <style:style style:name="P7" style:family="paragraph" style:parent-style-name="Text_20_body" style:list-style-name="L3"/>
    <style:style style:name="P8" style:family="paragraph" style:parent-style-name="Preformatted_20_Text" style:list-style-name="L3">
      <style:paragraph-properties fo:margin-top="0in" fo:margin-bottom="0.1965in" style:contextual-spacing="false"/>
    </style:style>
    <style:style style:name="P9" style:family="paragraph" style:parent-style-name="Preformatted_20_Text" style:list-style-name="L3"/>
    <style:style style:name="P10" style:family="paragraph" style:parent-style-name="Text_20_body" style:list-style-name="L4"/>
    <style:style style:name="P11" style:family="paragraph" style:parent-style-name="Preformatted_20_Text" style:list-style-name="L4">
      <style:paragraph-properties fo:margin-top="0in" fo:margin-bottom="0.1965in" style:contextual-spacing="false"/>
    </style:style>
    <style:style style:name="P12" style:family="paragraph" style:parent-style-name="Text_20_body" style:list-style-name="L5"/>
    <style:style style:name="P13" style:family="paragraph" style:parent-style-name="Preformatted_20_Text" style:list-style-name="L5"/>
    <style:style style:name="P14" style:family="paragraph" style:parent-style-name="Preformatted_20_Text" style:list-style-name="L5">
      <style:paragraph-properties fo:margin-top="0in" fo:margin-bottom="0.1965in" style:contextual-spacing="false"/>
    </style:style>
    <style:style style:name="P15" style:family="paragraph" style:parent-style-name="Text_20_body" style:list-style-name="L6"/>
    <style:style style:name="P16" style:family="paragraph" style:parent-style-name="Preformatted_20_Text" style:list-style-name="L6"/>
    <style:style style:name="P17" style:family="paragraph" style:parent-style-name="Preformatted_20_Text" style:list-style-name="L6">
      <style:paragraph-properties fo:margin-top="0in" fo:margin-bottom="0.1965in" style:contextual-spacing="false"/>
    </style:style>
    <style:style style:name="P18" style:family="paragraph" style:parent-style-name="Text_20_body" style:list-style-name="L7"/>
    <style:style style:name="P19" style:family="paragraph" style:parent-style-name="Preformatted_20_Text" style:list-style-name="L7">
      <style:paragraph-properties fo:margin-top="0in" fo:margin-bottom="0.1965in" style:contextual-spacing="false"/>
    </style:style>
    <style:style style:name="P20" style:family="paragraph" style:parent-style-name="Text_20_body" style:list-style-name="L8"/>
    <style:style style:name="P21" style:family="paragraph" style:parent-style-name="Preformatted_20_Text" style:list-style-name="L8">
      <style:paragraph-properties fo:margin-top="0in" fo:margin-bottom="0.1965in" style:contextual-spacing="false"/>
    </style:style>
    <style:style style:name="P22" style:family="paragraph" style:parent-style-name="Text_20_body" style:list-style-name="L9"/>
    <style:style style:name="P23" style:family="paragraph" style:parent-style-name="Preformatted_20_Text" style:list-style-name="L9">
      <style:paragraph-properties fo:margin-top="0in" fo:margin-bottom="0.1965in" style:contextual-spacing="false"/>
    </style:style>
    <style:style style:name="P24" style:family="paragraph" style:parent-style-name="Preformatted_20_Text" style:list-style-name="L9"/>
    <style:style style:name="P25" style:family="paragraph" style:parent-style-name="Heading_20_3">
      <style:text-properties officeooo:rsid="00a7a480" officeooo:paragraph-rsid="00a7a480"/>
    </style:style>
    <style:style style:name="P26" style:family="paragraph" style:parent-style-name="Preformatted_20_Text" style:list-style-name="L10">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b07beb"/>
    </style:style>
    <style:style style:name="P27" style:family="paragraph" style:parent-style-name="Preformatted_20_Text" style:list-style-name="L10">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1040f9d"/>
    </style:style>
    <style:style style:name="P28" style:family="paragraph" style:parent-style-name="Preformatted_20_Text" style:list-style-name="L10">
      <style:paragraph-properties fo:margin-left="0in" fo:margin-right="0in" fo:line-height="114%" fo:text-indent="0in" style:auto-text-indent="false" fo:padding="0in" fo:border="none"/>
      <style:text-properties officeooo:paragraph-rsid="00b07beb"/>
    </style:style>
    <style:style style:name="P29" style:family="paragraph" style:parent-style-name="Preformatted_20_Text" style:list-style-name="L10">
      <style:paragraph-properties fo:margin-top="0in" fo:margin-bottom="0in" style:contextual-spacing="false" fo:line-height="114%" fo:padding="0in" fo:border="none"/>
      <style:text-properties style:font-name="Cantarell" officeooo:rsid="007473be" officeooo:paragraph-rsid="00b07beb"/>
    </style:style>
    <style:style style:name="P30" style:family="paragraph" style:parent-style-name="Preformatted_20_Text" style:list-style-name="L10">
      <style:paragraph-properties fo:margin-top="0in" fo:margin-bottom="0in" style:contextual-spacing="false" fo:line-height="114%" fo:padding="0in" fo:border="none"/>
      <style:text-properties style:font-name="Cantarell" officeooo:rsid="007473be" officeooo:paragraph-rsid="00c48da2"/>
    </style:style>
    <style:style style:name="P31" style:family="paragraph" style:parent-style-name="Preformatted_20_Text" style:list-style-name="L10">
      <style:paragraph-properties fo:margin-top="0in" fo:margin-bottom="0in" style:contextual-spacing="false" fo:line-height="114%" fo:padding="0in" fo:border="none"/>
      <style:text-properties style:font-name="Cantarell" officeooo:rsid="007473be" officeooo:paragraph-rsid="00ce3022"/>
    </style:style>
    <style:style style:name="P32" style:family="paragraph" style:parent-style-name="Preformatted_20_Text" style:list-style-name="L10">
      <style:paragraph-properties fo:margin-top="0in" fo:margin-bottom="0in" style:contextual-spacing="false" fo:line-height="114%" fo:padding="0in" fo:border="none"/>
      <style:text-properties style:font-name="Cantarell" officeooo:rsid="007473be" officeooo:paragraph-rsid="00c58835"/>
    </style:style>
    <style:style style:name="P33" style:family="paragraph" style:parent-style-name="Preformatted_20_Text">
      <style:paragraph-properties fo:margin-top="0in" fo:margin-bottom="0in" style:contextual-spacing="false" fo:line-height="114%" fo:padding="0in" fo:border="none"/>
      <style:text-properties style:font-name="Cantarell" officeooo:rsid="007473be" officeooo:paragraph-rsid="00aafc09"/>
    </style:style>
    <style:style style:name="P34" style:family="paragraph" style:parent-style-name="Preformatted_20_Text">
      <style:paragraph-properties fo:margin-top="0in" fo:margin-bottom="0in" style:contextual-spacing="false" fo:line-height="114%" fo:padding="0in" fo:border="none"/>
      <style:text-properties style:font-name="Liberation Mono" officeooo:rsid="0018813c" officeooo:paragraph-rsid="00df46ca"/>
    </style:style>
    <style:style style:name="P35" style:family="paragraph" style:parent-style-name="Preformatted_20_Text">
      <style:paragraph-properties fo:margin-top="0in" fo:margin-bottom="0in" style:contextual-spacing="false" fo:line-height="114%" fo:padding="0in" fo:border="none"/>
      <style:text-properties style:font-name="Liberation Mono" officeooo:rsid="0018813c" officeooo:paragraph-rsid="00de9ca2"/>
    </style:style>
    <style:style style:name="P36" style:family="paragraph" style:parent-style-name="Preformatted_20_Text">
      <style:paragraph-properties fo:margin-top="0in" fo:margin-bottom="0in" style:contextual-spacing="false" fo:line-height="114%" fo:padding="0in" fo:border="none"/>
      <style:text-properties officeooo:paragraph-rsid="00de9ca2"/>
    </style:style>
    <style:style style:name="P37" style:family="paragraph" style:parent-style-name="Preformatted_20_Text">
      <style:paragraph-properties fo:margin-top="0in" fo:margin-bottom="0in" style:contextual-spacing="false" fo:line-height="114%" fo:padding="0in" fo:border="none"/>
      <style:text-properties officeooo:paragraph-rsid="00df46ca"/>
    </style:style>
    <style:style style:name="P38" style:family="paragraph" style:parent-style-name="Preformatted_20_Text">
      <style:paragraph-properties fo:margin-top="0in" fo:margin-bottom="0in" style:contextual-spacing="false" fo:line-height="114%" fo:padding="0in" fo:border="none"/>
      <style:text-properties officeooo:paragraph-rsid="00ff36bf"/>
    </style:style>
    <style:style style:name="P39" style:family="paragraph" style:parent-style-name="Preformatted_20_Text">
      <style:paragraph-properties fo:margin-top="0in" fo:margin-bottom="0in" style:contextual-spacing="false" fo:line-height="114%" fo:padding="0in" fo:border="none"/>
      <style:text-properties officeooo:paragraph-rsid="00e3dd0d"/>
    </style:style>
    <style:style style:name="P40"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officeooo:rsid="007473be" officeooo:paragraph-rsid="00ad5f2d"/>
    </style:style>
    <style:style style:name="P41"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Cantarell" officeooo:rsid="007473be" officeooo:paragraph-rsid="00ad5f2d"/>
    </style:style>
    <style:style style:name="P42" style:family="paragraph" style:parent-style-name="Preformatted_20_Text" style:list-style-name="L11">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ad5f2d"/>
    </style:style>
    <style:style style:name="P43" style:family="paragraph" style:parent-style-name="Preformatted_20_Text">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ad5f2d"/>
    </style:style>
    <style:style style:name="P44"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Cantarell" officeooo:rsid="007473be" officeooo:paragraph-rsid="00ad5f2d"/>
    </style:style>
    <style:style style:name="P45" style:family="paragraph" style:parent-style-name="Preformatted_20_Text">
      <style:paragraph-properties fo:margin-top="0in" fo:margin-bottom="0.0972in" style:contextual-spacing="false" fo:line-height="115%"/>
      <style:text-properties style:font-name="Liberation Mono" officeooo:rsid="0018813c"/>
    </style:style>
    <style:style style:name="P46" style:family="paragraph" style:parent-style-name="Text_20_body">
      <style:text-properties style:font-name="Liberation Mono" fo:font-size="10pt" style:font-size-asian="10pt" style:font-size-complex="10pt"/>
    </style:style>
    <style:style style:name="P47" style:family="paragraph" style:parent-style-name="Text_20_body" style:list-style-name="L12"/>
    <style:style style:name="P48" style:family="paragraph" style:parent-style-name="Text_20_body" style:list-style-name="L13"/>
    <style:style style:name="P49" style:family="paragraph" style:parent-style-name="Preformatted_20_Text">
      <style:paragraph-properties fo:margin-top="0in" fo:margin-bottom="0.0972in" style:contextual-spacing="false" fo:line-height="115%"/>
    </style:style>
    <style:style style:name="P50" style:family="paragraph" style:parent-style-name="Text_20_body" style:list-style-name="L14"/>
    <style:style style:name="P51" style:family="paragraph" style:parent-style-name="Preformatted_20_Text">
      <style:paragraph-properties fo:margin-top="0in" fo:margin-bottom="0.0972in" style:contextual-spacing="false" fo:line-height="115%"/>
      <style:text-properties style:font-name="Liberation Mono" officeooo:rsid="0018813c" officeooo:paragraph-rsid="010c1618"/>
    </style:style>
    <style:style style:name="P52" style:family="paragraph" style:parent-style-name="Text_20_body" style:list-style-name="L15"/>
    <style:style style:name="P53" style:family="paragraph" style:parent-style-name="Text_20_body" style:list-style-name="L16"/>
    <style:style style:name="P54" style:family="paragraph" style:parent-style-name="Preformatted_20_Text" style:list-style-name="L16">
      <style:paragraph-properties fo:margin-top="0in" fo:margin-bottom="0.1965in" style:contextual-spacing="false"/>
    </style:style>
    <style:style style:name="P55" style:family="paragraph" style:parent-style-name="Text_20_body" style:list-style-name="L17"/>
    <style:style style:name="P56" style:family="paragraph" style:parent-style-name="Preformatted_20_Text" style:list-style-name="L17"/>
    <style:style style:name="P57" style:family="paragraph" style:parent-style-name="Preformatted_20_Text" style:list-style-name="L17">
      <style:paragraph-properties fo:margin-top="0in" fo:margin-bottom="0.1965in" style:contextual-spacing="false"/>
    </style:style>
    <style:style style:name="P58" style:family="paragraph" style:parent-style-name="Heading_20_3">
      <style:text-properties officeooo:rsid="003747aa" officeooo:paragraph-rsid="003747aa"/>
    </style:style>
    <style:style style:name="P59" style:family="paragraph" style:parent-style-name="Text_20_body">
      <style:text-properties officeooo:rsid="003747aa" officeooo:paragraph-rsid="003747aa"/>
    </style:style>
    <style:style style:name="P60" style:family="paragraph" style:parent-style-name="Text_20_body">
      <style:text-properties officeooo:rsid="003747aa"/>
    </style:style>
    <style:style style:name="P61" style:family="paragraph" style:parent-style-name="Text_20_body">
      <style:text-properties officeooo:paragraph-rsid="004f1038"/>
    </style:style>
    <style:style style:name="P62" style:family="paragraph" style:parent-style-name="Text_20_body" style:list-style-name="L18">
      <style:text-properties officeooo:paragraph-rsid="004f1038"/>
    </style:style>
    <style:style style:name="P63" style:family="paragraph" style:parent-style-name="Text_20_body" style:list-style-name="L19">
      <style:text-properties style:font-name="Cantarell" officeooo:rsid="004f1038"/>
    </style:style>
    <style:style style:name="P64" style:family="paragraph" style:parent-style-name="Text_20_body" style:list-style-name="L20">
      <style:text-properties style:font-name="Cantarell" officeooo:rsid="004f1038"/>
    </style:style>
    <style:style style:name="P65" style:family="paragraph" style:parent-style-name="Text_20_body" style:list-style-name="L21">
      <style:text-properties officeooo:rsid="004f1038"/>
    </style:style>
    <style:style style:name="P66" style:family="paragraph" style:parent-style-name="Text_20_body">
      <style:text-properties style:font-name="Cantarell" officeooo:rsid="0071120f" officeooo:paragraph-rsid="0071120f"/>
    </style:style>
    <style:style style:name="P67" style:family="paragraph" style:parent-style-name="Heading_20_3">
      <style:text-properties officeooo:rsid="007473be" officeooo:paragraph-rsid="007473be"/>
    </style:style>
    <style:style style:name="P68" style:family="paragraph" style:parent-style-name="Text_20_body">
      <style:text-properties officeooo:rsid="007473be" officeooo:paragraph-rsid="007473be"/>
    </style:style>
    <style:style style:name="P69" style:family="paragraph" style:parent-style-name="Text_20_body">
      <style:paragraph-properties fo:margin-left="0in" fo:margin-right="0in" fo:margin-top="0in" fo:margin-bottom="0.0972in" style:contextual-spacing="false" fo:line-height="114%" fo:text-indent="0in" style:auto-text-indent="false"/>
      <style:text-properties officeooo:rsid="007473be"/>
    </style:style>
    <style:style style:name="P70" style:family="paragraph" style:parent-style-name="Text_20_body" style:list-style-name="L22">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71" style:family="paragraph" style:parent-style-name="Text_20_body" style:list-style-name="L22">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72" style:family="paragraph" style:parent-style-name="Preformatted_20_Text" style:list-style-name="L22">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73" style:family="paragraph" style:parent-style-name="Preformatted_20_Text" style:list-style-name="L22">
      <style:paragraph-properties fo:margin-top="0in" fo:margin-bottom="0in" style:contextual-spacing="false" fo:line-height="114%" fo:padding="0in" fo:border="none"/>
      <style:text-properties style:font-name="Cantarell" officeooo:rsid="007473be"/>
    </style:style>
    <style:style style:name="P74"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75" style:family="paragraph" style:parent-style-name="Text_20_body" style:list-style-name="L10">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76" style:family="paragraph" style:parent-style-name="Preformatted_20_Text" style:list-style-name="L10">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a84186"/>
    </style:style>
    <style:style style:name="P77" style:family="paragraph" style:parent-style-name="Preformatted_20_Text" style:list-style-name="L10">
      <style:paragraph-properties fo:margin-top="0in" fo:margin-bottom="0in" style:contextual-spacing="false" fo:line-height="114%" fo:padding="0in" fo:border="none"/>
      <style:text-properties style:font-name="Cantarell" officeooo:rsid="007473be" officeooo:paragraph-rsid="00a84186"/>
    </style:style>
    <style:style style:name="P78" style:family="paragraph" style:parent-style-name="Preformatted_20_Text" style:list-style-name="L10">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79" style:family="paragraph" style:parent-style-name="Preformatted_20_Text" style:list-style-name="L10">
      <style:paragraph-properties fo:margin-top="0in" fo:margin-bottom="0in" style:contextual-spacing="false" fo:line-height="114%" fo:padding="0in" fo:border="none"/>
      <style:text-properties style:font-name="Cantarell" officeooo:rsid="007473be"/>
    </style:style>
    <style:style style:name="P80" style:family="paragraph" style:parent-style-name="Text_20_body" style:list-style-name="L23">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81" style:family="paragraph" style:parent-style-name="Text_20_body" style:list-style-name="L23">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82" style:family="paragraph" style:parent-style-name="Preformatted_20_Text" style:list-style-name="L23">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83" style:family="paragraph" style:parent-style-name="Preformatted_20_Text" style:list-style-name="L23">
      <style:paragraph-properties fo:margin-top="0in" fo:margin-bottom="0in" style:contextual-spacing="false" fo:line-height="114%" fo:padding="0in" fo:border="none"/>
      <style:text-properties style:font-name="Cantarell" officeooo:rsid="007473be"/>
    </style:style>
    <style:style style:name="P84" style:family="paragraph" style:parent-style-name="Text_20_body">
      <style:paragraph-properties fo:margin-left="0in" fo:margin-right="0in" fo:margin-top="0in" fo:margin-bottom="0.0972in" style:contextual-spacing="false" fo:line-height="114%" fo:text-indent="0in" style:auto-text-indent="false"/>
      <style:text-properties officeooo:rsid="007473be" officeooo:paragraph-rsid="009a5097"/>
    </style:style>
    <style:style style:name="P85" style:family="paragraph" style:parent-style-name="Text_20_body" style:list-style-name="L24">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86" style:family="paragraph" style:parent-style-name="Text_20_body" style:list-style-name="L24">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87" style:family="paragraph" style:parent-style-name="Preformatted_20_Text" style:list-style-name="L24">
      <style:paragraph-properties fo:margin-top="0in" fo:margin-bottom="0in" style:contextual-spacing="false" fo:line-height="114%" fo:padding="0in" fo:border="none"/>
      <style:text-properties style:font-name="Cantarell" officeooo:rsid="007473be" officeooo:paragraph-rsid="00d4beb3"/>
    </style:style>
    <style:style style:name="P88" style:family="paragraph" style:parent-style-name="Preformatted_20_Text" style:list-style-name="L24">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ed36be"/>
    </style:style>
    <style:style style:name="P89" style:family="paragraph" style:parent-style-name="Preformatted_20_Text" style:list-style-name="L24">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90" style:family="paragraph" style:parent-style-name="Preformatted_20_Text" style:list-style-name="L24">
      <style:paragraph-properties fo:margin-top="0in" fo:margin-bottom="0in" style:contextual-spacing="false" fo:line-height="114%" fo:padding="0in" fo:border="none"/>
      <style:text-properties style:font-name="Cantarell" officeooo:rsid="007473be"/>
    </style:style>
    <style:style style:name="P91" style:family="paragraph" style:parent-style-name="Text_20_body" style:list-style-name="L24">
      <style:paragraph-properties fo:margin-top="0in" fo:margin-bottom="0in" style:contextual-spacing="false" fo:line-height="114%" fo:padding="0in" fo:border="none"/>
      <style:text-properties style:font-name="Cantarell" officeooo:rsid="007473be"/>
    </style:style>
    <style:style style:name="P92" style:family="paragraph" style:parent-style-name="Preformatted_20_Text">
      <style:paragraph-properties fo:margin-top="0in" fo:margin-bottom="0in" style:contextual-spacing="false" fo:line-height="114%" fo:padding="0in" fo:border="none"/>
      <style:text-properties style:font-name="Liberation Mono" officeooo:rsid="0018813c" officeooo:paragraph-rsid="00ed36be"/>
    </style:style>
    <style:style style:name="P93" style:family="paragraph" style:parent-style-name="Preformatted_20_Text">
      <style:paragraph-properties fo:margin-top="0in" fo:margin-bottom="0in" style:contextual-spacing="false" fo:line-height="114%" fo:padding="0in" fo:border="none"/>
      <style:text-properties officeooo:paragraph-rsid="00ed36be"/>
    </style:style>
    <style:style style:name="P94" style:family="paragraph" style:parent-style-name="Preformatted_20_Text">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95"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96" style:family="paragraph" style:parent-style-name="Text_20_body" style:list-style-name="L11">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97" style:family="paragraph" style:parent-style-name="Preformatted_20_Text" style:list-style-name="L11">
      <style:paragraph-properties fo:margin-left="0in" fo:margin-right="0in" fo:margin-top="0in" fo:margin-bottom="0in" style:contextual-spacing="false" fo:line-height="114%" fo:text-indent="0in" style:auto-text-indent="false" fo:padding="0in" fo:border="none"/>
      <style:text-properties style:font-name="Cantarell" officeooo:rsid="007473be"/>
    </style:style>
    <style:style style:name="P98" style:family="paragraph" style:parent-style-name="Preformatted_20_Text" style:list-style-name="L11">
      <style:paragraph-properties fo:margin-left="0in" fo:margin-right="0in" fo:margin-top="0in" fo:margin-bottom="0in" style:contextual-spacing="false" fo:line-height="114%" fo:text-indent="0in" style:auto-text-indent="false" fo:padding="0in" fo:border="none"/>
      <style:text-properties style:font-name="Cantarell" officeooo:rsid="007473be" officeooo:paragraph-rsid="009af344"/>
    </style:style>
    <style:style style:name="P99" style:family="paragraph" style:parent-style-name="Preformatted_20_Text" style:list-style-name="L11">
      <style:paragraph-properties fo:margin-top="0in" fo:margin-bottom="0in" style:contextual-spacing="false" fo:line-height="114%" fo:padding="0in" fo:border="none"/>
      <style:text-properties style:font-name="Cantarell" officeooo:rsid="007473be"/>
    </style:style>
    <style:style style:name="P100" style:family="paragraph" style:parent-style-name="Text_20_body" style:list-style-name="L25">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P101" style:family="paragraph" style:parent-style-name="Text_20_body" style:list-style-name="L25">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102" style:family="paragraph" style:parent-style-name="Text_20_body" style:list-style-name="L26">
      <style:paragraph-properties fo:margin-left="0in" fo:margin-right="0in" fo:margin-top="0in" fo:margin-bottom="0.0972in" style:contextual-spacing="false" fo:line-height="114%" fo:text-indent="0in" style:auto-text-indent="false" fo:padding="0in" fo:border="none"/>
      <style:text-properties style:font-name="Cantarell" officeooo:rsid="007473be"/>
    </style:style>
    <style:style style:name="P103" style:family="paragraph" style:parent-style-name="Text_20_body" style:list-style-name="L26">
      <style:paragraph-properties fo:margin-left="0in" fo:margin-right="0in" fo:margin-top="0in" fo:margin-bottom="0.0972in" style:contextual-spacing="false" fo:line-height="114%" fo:text-indent="0in" style:auto-text-indent="false" fo:padding="0in" fo:border="none"/>
      <style:text-properties officeooo:rsid="007473be"/>
    </style:style>
    <style:style style:name="T1" style:family="text">
      <style:text-properties style:font-name="Cantarell" officeooo:rsid="009ef140"/>
    </style:style>
    <style:style style:name="T2" style:family="text">
      <style:text-properties style:font-name="Cantarell"/>
    </style:style>
    <style:style style:name="T3" style:family="text">
      <style:text-properties officeooo:rsid="00f49b74"/>
    </style:style>
    <style:style style:name="T4" style:family="text">
      <style:text-properties officeooo:rsid="00f9aa79"/>
    </style:style>
    <style:style style:name="T5" style:family="text">
      <style:text-properties style:font-name="Cantarell" fo:font-size="12pt" fo:font-weight="bold" style:font-size-asian="12pt" style:font-weight-asian="bold" style:font-size-complex="12pt" style:font-weight-complex="bold"/>
    </style:style>
    <style:style style:name="T6" style:family="text">
      <style:text-properties style:font-name="Cantarell" fo:font-size="12pt" fo:font-style="italic" style:font-size-asian="12pt" style:font-style-asian="italic" style:font-size-complex="12pt" style:font-style-complex="italic"/>
    </style:style>
    <style:style style:name="T7" style:family="text">
      <style:text-properties style:font-name="Cantarell" fo:font-size="12pt" fo:font-style="italic" officeooo:rsid="008a4935" style:font-size-asian="12pt" style:font-style-asian="italic" style:font-size-complex="12pt" style:font-style-complex="italic"/>
    </style:style>
    <style:style style:name="T8" style:family="text">
      <style:text-properties style:font-name="Cantarell" fo:font-size="12pt" fo:font-style="italic" officeooo:rsid="01040f9d" style:font-size-asian="12pt" style:font-style-asian="italic" style:font-size-complex="12pt" style:font-style-complex="italic"/>
    </style:style>
    <style:style style:name="T9" style:family="text">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Cantarell" officeooo:rsid="01040f9d"/>
    </style:style>
    <style:style style:name="T11" style:family="text">
      <style:text-properties style:font-name="Cantarell" fo:font-size="12pt" fo:font-weight="bold" officeooo:rsid="007473be" style:font-size-asian="12pt" style:font-weight-asian="bold" style:font-size-complex="12pt" style:font-weight-complex="bold"/>
    </style:style>
    <style:style style:name="T12" style:family="text">
      <style:text-properties style:font-name="Cantarell" fo:font-size="12pt" fo:font-style="italic" officeooo:rsid="007473be" style:font-size-asian="12pt" style:font-style-asian="italic" style:font-size-complex="12pt" style:font-style-complex="italic"/>
    </style:style>
    <style:style style:name="T13" style:family="text">
      <style:text-properties style:font-name="Cantarell" fo:font-size="12pt" fo:font-style="normal" fo:font-weight="bold" officeooo:rsid="00c48da2" style:font-size-asian="12pt" style:font-style-asian="normal" style:font-weight-asian="bold" style:font-size-complex="12pt" style:font-style-complex="normal" style:font-weight-complex="bold"/>
    </style:style>
    <style:style style:name="T14" style:family="text">
      <style:text-properties fo:font-size="12pt" fo:font-style="normal" fo:font-weight="bold" officeooo:rsid="00c48da2" style:font-size-asian="12pt" style:font-style-asian="normal" style:font-weight-asian="bold" style:font-size-complex="12pt" style:font-style-complex="normal" style:font-weight-complex="bold"/>
    </style:style>
    <style:style style:name="T15" style:family="text">
      <style:text-properties style:font-name="Cantarell" fo:font-size="12pt" fo:font-style="normal" fo:font-weight="normal" officeooo:rsid="00ce3022" style:font-size-asian="12pt" style:font-style-asian="normal" style:font-weight-asian="normal" style:font-size-complex="12pt" style:font-style-complex="normal" style:font-weight-complex="normal"/>
    </style:style>
    <style:style style:name="T16" style:family="text">
      <style:text-properties style:font-name="Cantarell" fo:font-size="12pt" fo:font-style="italic" fo:font-weight="normal" officeooo:rsid="00ce3022" style:font-size-asian="12pt" style:font-style-asian="italic" style:font-weight-asian="normal" style:font-size-complex="12pt" style:font-style-complex="italic" style:font-weight-complex="normal"/>
    </style:style>
    <style:style style:name="T17" style:family="text">
      <style:text-properties style:font-name="Cantarell" fo:font-size="12pt" fo:font-style="italic" fo:font-weight="normal" officeooo:rsid="00de9ca2" style:font-size-asian="12pt" style:font-style-asian="italic" style:font-weight-asian="normal" style:font-size-complex="12pt" style:font-style-complex="italic" style:font-weight-complex="normal"/>
    </style:style>
    <style:style style:name="T18" style:family="text">
      <style:text-properties style:font-name="Cantarell" fo:font-size="12pt" fo:font-style="normal" fo:font-weight="normal" officeooo:rsid="00c48da2" style:font-size-asian="12pt" style:font-style-asian="normal" style:font-weight-asian="normal" style:font-size-complex="12pt" style:font-style-complex="normal" style:font-weight-complex="normal"/>
    </style:style>
    <style:style style:name="T19" style:family="text">
      <style:text-properties style:font-name="Cantarell" fo:font-size="12pt" fo:font-style="normal" fo:font-weight="normal" officeooo:rsid="00de9ca2" style:font-size-asian="12pt" style:font-style-asian="normal" style:font-weight-asian="normal" style:font-size-complex="12pt" style:font-style-complex="normal" style:font-weight-complex="normal"/>
    </style:style>
    <style:style style:name="T20" style:family="text">
      <style:text-properties style:font-name="Cantarell" fo:font-size="12pt" fo:font-style="italic" fo:font-weight="normal" officeooo:rsid="00c48da2" style:font-size-asian="12pt" style:font-style-asian="italic" style:font-weight-asian="normal" style:font-size-complex="12pt" style:font-style-complex="italic" style:font-weight-complex="normal"/>
    </style:style>
    <style:style style:name="T21" style:family="text">
      <style:text-properties style:font-name="Cantarell" fo:font-size="12pt" fo:font-style="normal" officeooo:rsid="00aafc09" style:font-size-asian="12pt" style:font-style-asian="normal" style:font-size-complex="12pt" style:font-style-complex="normal"/>
    </style:style>
    <style:style style:name="T22" style:family="text">
      <style:text-properties style:font-name="Cantarell" fo:font-size="12pt" fo:font-style="normal" fo:font-weight="bold" officeooo:rsid="00aafc09" style:font-size-asian="12pt" style:font-style-asian="normal" style:font-weight-asian="bold" style:font-size-complex="12pt" style:font-style-complex="normal" style:font-weight-complex="bold"/>
    </style:style>
    <style:style style:name="T23" style:family="text">
      <style:text-properties style:font-name="Cantarell" fo:font-size="12pt" fo:font-style="normal" fo:font-weight="bold" officeooo:rsid="00de9ca2" style:font-size-asian="12pt" style:font-style-asian="normal" style:font-weight-asian="bold" style:font-size-complex="12pt" style:font-style-complex="normal" style:font-weight-complex="bold"/>
    </style:style>
    <style:style style:name="T24" style:family="text">
      <style:text-properties fo:font-size="10pt" fo:font-style="italic" fo:font-weight="normal" officeooo:rsid="00b07beb" style:font-size-asian="10pt" style:font-style-asian="italic" style:font-weight-asian="normal" style:font-size-complex="10pt" style:font-style-complex="italic" style:font-weight-complex="normal"/>
    </style:style>
    <style:style style:name="T25" style:family="text">
      <style:text-properties style:font-name="Cantarell" fo:font-size="10pt" fo:font-style="italic" fo:font-weight="normal" officeooo:rsid="00b07beb" style:font-size-asian="10pt" style:font-style-asian="italic" style:font-weight-asian="normal" style:font-size-complex="10pt" style:font-style-complex="italic" style:font-weight-complex="normal"/>
    </style:style>
    <style:style style:name="T26" style:family="text">
      <style:text-properties style:font-name="Cantarell" fo:font-size="10pt" fo:font-style="normal" fo:font-weight="bold" officeooo:rsid="00b07beb"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b07beb" style:font-size-asian="10pt" style:font-style-asian="normal" style:font-weight-asian="bold" style:font-size-complex="10pt" style:font-style-complex="normal" style:font-weight-complex="bold"/>
    </style:style>
    <style:style style:name="T28" style:family="text">
      <style:text-properties style:font-name="Cantarell" fo:font-size="10pt" fo:font-style="normal" fo:font-weight="bold" officeooo:rsid="00df46ca" style:font-size-asian="10pt" style:font-style-asian="normal" style:font-weight-asian="bold" style:font-size-complex="10pt" style:font-style-complex="normal" style:font-weight-complex="bold"/>
    </style:style>
    <style:style style:name="T29" style:family="text">
      <style:text-properties style:font-name="Cantarell" fo:font-size="10pt" fo:font-style="italic" fo:font-weight="normal" officeooo:rsid="00df46ca" style:font-size-asian="10pt" style:font-style-asian="italic" style:font-weight-asian="normal" style:font-size-complex="10pt" style:font-style-complex="italic" style:font-weight-complex="normal"/>
    </style:style>
    <style:style style:name="T30" style:family="text">
      <style:text-properties style:font-name="Cantarell" fo:font-size="10pt" fo:font-style="normal" fo:font-weight="bold" officeooo:rsid="00ff36bf" style:font-size-asian="10pt" style:font-style-asian="normal" style:font-weight-asian="bold" style:font-size-complex="10pt" style:font-style-complex="normal" style:font-weight-complex="bold"/>
    </style:style>
    <style:style style:name="T31" style:family="text">
      <style:text-properties style:font-name="Cantarell" fo:font-size="10pt" fo:font-style="normal" fo:font-weight="bold" officeooo:rsid="0100ca8d" style:font-size-asian="10pt" style:font-style-asian="normal" style:font-weight-asian="bold" style:font-size-complex="10pt" style:font-style-complex="normal" style:font-weight-complex="bold"/>
    </style:style>
    <style:style style:name="T32" style:family="text">
      <style:text-properties style:font-name="Cantarell" fo:font-size="10pt" fo:font-style="normal" fo:font-weight="normal" officeooo:rsid="00b07beb" style:font-size-asian="10pt" style:font-style-asian="normal" style:font-weight-asian="normal" style:font-size-complex="10pt" style:font-style-complex="normal" style:font-weight-complex="normal"/>
    </style:style>
    <style:style style:name="T33" style:family="text">
      <style:text-properties fo:font-size="10pt" fo:font-style="normal" fo:font-weight="bold" officeooo:rsid="00e3c6a4" style:font-size-asian="10pt" style:font-style-asian="normal" style:font-weight-asian="bold" style:font-size-complex="10pt" style:font-style-complex="normal" style:font-weight-complex="bold"/>
    </style:style>
    <style:style style:name="T34" style:family="text">
      <style:text-properties style:font-name="Cantarell" fo:font-size="10pt" fo:font-style="italic" fo:font-weight="normal" officeooo:rsid="00e77ded" style:font-size-asian="10pt" style:font-style-asian="italic" style:font-weight-asian="normal" style:font-size-complex="10pt" style:font-style-complex="italic" style:font-weight-complex="normal"/>
    </style:style>
    <style:style style:name="T35" style:family="text">
      <style:text-properties style:font-name="Cantarell"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Cantarell" fo:font-size="12pt" fo:font-style="normal" fo:font-weight="bold" officeooo:rsid="00ad5f2d" style:font-size-asian="12pt" style:font-style-asian="normal" style:font-weight-asian="bold" style:font-size-complex="12pt" style:font-style-complex="normal" style:font-weight-complex="bold"/>
    </style:style>
    <style:style style:name="T38" style:family="text">
      <style:text-properties style:font-name="Cantarell" fo:font-size="12pt" fo:font-style="italic" fo:font-weight="normal" officeooo:rsid="00ad5f2d" style:font-size-asian="12pt" style:font-style-asian="italic" style:font-weight-asian="normal" style:font-size-complex="12pt" style:font-style-complex="italic" style:font-weight-complex="normal"/>
    </style:style>
    <style:style style:name="T39" style:family="text">
      <style:text-properties style:font-name="Cantarell" officeooo:rsid="00ad5f2d"/>
    </style:style>
    <style:style style:name="T40" style:family="text">
      <style:text-properties style:font-name="Cantarell" fo:font-size="12pt" style:font-size-asian="12pt" style:font-size-complex="12pt"/>
    </style:style>
    <style:style style:name="T41" style:family="text">
      <style:text-properties style:font-name="Cantarell" fo:font-size="12pt" fo:font-style="normal" fo:font-weight="normal" officeooo:rsid="00ad5f2d" style:font-size-asian="12pt" style:font-style-asian="normal" style:font-weight-asian="normal" style:font-size-complex="12pt" style:font-style-complex="normal" style:font-weight-complex="normal"/>
    </style:style>
    <style:style style:name="T42" style:family="text">
      <style:text-properties style:font-name="Cantarell" fo:font-size="12pt" fo:font-style="normal" fo:font-weight="normal" officeooo:rsid="00af387e" style:font-size-asian="12pt" style:font-style-asian="normal" style:font-weight-asian="normal" style:font-size-complex="12pt" style:font-style-complex="normal" style:font-weight-complex="normal"/>
    </style:style>
    <style:style style:name="T43" style:family="text">
      <style:text-properties officeooo:rsid="002c5727"/>
    </style:style>
    <style:style style:name="T44" style:family="text">
      <style:text-properties officeooo:rsid="003056c3"/>
    </style:style>
    <style:style style:name="T45" style:family="text">
      <style:text-properties officeooo:rsid="0018813c"/>
    </style:style>
    <style:style style:name="T46" style:family="text">
      <style:text-properties fo:font-family="monospace"/>
    </style:style>
    <style:style style:name="T47" style:family="text">
      <style:text-properties officeooo:rsid="010b4610"/>
    </style:style>
    <style:style style:name="T48" style:family="text">
      <style:text-properties officeooo:rsid="010c1618"/>
    </style:style>
    <style:style style:name="T49" style:family="text">
      <style:text-properties officeooo:rsid="003e2e72"/>
    </style:style>
    <style:style style:name="T50" style:family="text">
      <style:text-properties officeooo:rsid="00533116"/>
    </style:style>
    <style:style style:name="T51" style:family="text">
      <style:text-properties officeooo:rsid="0043e5bc"/>
    </style:style>
    <style:style style:name="T52" style:family="text">
      <style:text-properties officeooo:rsid="0064c6aa"/>
    </style:style>
    <style:style style:name="T53" style:family="text">
      <style:text-properties officeooo:rsid="004f1038"/>
    </style:style>
    <style:style style:name="T54" style:family="text">
      <style:text-properties officeooo:rsid="003747aa"/>
    </style:style>
    <style:style style:name="T55" style:family="text">
      <style:text-properties fo:color="#ffffff" loext:opacity="100%" officeooo:rsid="003747aa"/>
    </style:style>
    <style:style style:name="T56" style:family="text">
      <style:text-properties style:font-name="Cantarell" fo:font-weight="bold" officeooo:rsid="004f1038" style:font-weight-asian="bold" style:font-weight-complex="bold"/>
    </style:style>
    <style:style style:name="T57" style:family="text">
      <style:text-properties style:font-name="Cantarell" fo:font-weight="normal" officeooo:rsid="00504682" style:font-weight-asian="normal" style:font-weight-complex="normal"/>
    </style:style>
    <style:style style:name="T58" style:family="text">
      <style:text-properties style:font-name="Cantarell" fo:font-weight="normal" officeooo:rsid="004f1038" style:font-weight-asian="normal" style:font-weight-complex="normal"/>
    </style:style>
    <style:style style:name="T59" style:family="text">
      <style:text-properties style:font-name="Cantarell" officeooo:rsid="006560e6"/>
    </style:style>
    <style:style style:name="T60" style:family="text">
      <style:text-properties fo:font-weight="bold" style:font-weight-asian="bold" style:font-weight-complex="bold"/>
    </style:style>
    <style:style style:name="T61" style:family="text">
      <style:text-properties officeooo:rsid="0078d19e"/>
    </style:style>
    <style:style style:name="T62" style:family="text">
      <style:text-properties officeooo:rsid="00a015ea"/>
    </style:style>
    <style:style style:name="T63" style:family="text">
      <style:text-properties officeooo:rsid="00a5e480"/>
    </style:style>
    <style:style style:name="T64" style:family="text">
      <style:text-properties officeooo:rsid="00a41907"/>
    </style:style>
    <style:style style:name="T65" style:family="text">
      <style:text-properties style:font-name="Cantarell" officeooo:rsid="0081dabb"/>
    </style:style>
    <style:style style:name="T66" style:family="text">
      <style:text-properties style:font-name="Cantarell" officeooo:rsid="008a4935"/>
    </style:style>
    <style:style style:name="T67" style:family="text">
      <style:text-properties style:font-name="Cantarell" officeooo:rsid="0095905d"/>
    </style:style>
    <style:style style:name="T68" style:family="text">
      <style:text-properties style:font-name="Cantarell" officeooo:rsid="00983bc1"/>
    </style:style>
    <style:style style:name="T69" style:family="text">
      <style:text-properties style:font-name="Cantarell" officeooo:rsid="00ed8c0d"/>
    </style:style>
    <style:style style:name="T70" style:family="text">
      <style:text-properties style:font-name="Cantarell" officeooo:rsid="00d4beb3"/>
    </style:style>
    <style:style style:name="T71" style:family="text">
      <style:text-properties style:font-name="Cantarell" fo:font-size="10pt" fo:font-style="normal" fo:font-weight="normal" officeooo:rsid="00ce3022" style:font-size-asian="10pt" style:font-style-asian="normal" style:font-weight-asian="normal" style:font-size-complex="10pt" style:font-style-complex="normal" style:font-weight-complex="normal"/>
    </style:style>
    <style:style style:name="T72" style:family="text">
      <style:text-properties style:font-name="Cantarell" fo:font-size="10pt" fo:font-style="italic" fo:font-weight="normal" officeooo:rsid="00ce3022" style:font-size-asian="10pt" style:font-style-asian="italic" style:font-weight-asian="normal" style:font-size-complex="10pt" style:font-style-complex="italic" style:font-weight-complex="normal"/>
    </style:style>
    <style:style style:name="T73" style:family="text">
      <style:text-properties style:font-name="Cantarell" fo:font-size="10pt" fo:font-style="normal" fo:font-weight="normal" officeooo:rsid="00c48da2" style:font-size-asian="10pt" style:font-style-asian="normal" style:font-weight-asian="normal" style:font-size-complex="10pt" style:font-style-complex="normal" style:font-weight-complex="normal"/>
    </style:style>
    <style:style style:name="T74" style:family="text">
      <style:text-properties style:font-name="Cantarell" fo:font-size="10pt" fo:font-style="normal" fo:font-weight="normal" officeooo:rsid="00cda8d9" style:font-size-asian="10pt" style:font-style-asian="normal" style:font-weight-asian="normal" style:font-size-complex="10pt" style:font-style-complex="normal" style:font-weight-complex="normal"/>
    </style:style>
    <style:style style:name="T75" style:family="text">
      <style:text-properties style:font-name="Cantarell" fo:font-size="10pt" fo:font-style="italic" fo:font-weight="normal" officeooo:rsid="00c48da2" style:font-size-asian="10pt" style:font-style-asian="italic" style:font-weight-asian="normal" style:font-size-complex="10pt" style:font-style-complex="italic" style:font-weight-complex="normal"/>
    </style:style>
    <style:style style:name="T76" style:family="text">
      <style:text-properties style:font-name="Cantarell" fo:font-size="10pt" fo:font-style="italic" fo:font-weight="normal" officeooo:rsid="00c51f24" style:font-size-asian="10pt" style:font-style-asian="italic" style:font-weight-asian="normal" style:font-size-complex="10pt" style:font-style-complex="italic" style:font-weight-complex="normal"/>
    </style:style>
    <style:style style:name="T77" style:family="text">
      <style:text-properties style:font-name="Cantarell" fo:font-size="10pt" style:font-size-asian="10pt" style:font-size-complex="10pt"/>
    </style:style>
    <style:style style:name="T78" style:family="text">
      <style:text-properties style:font-name="Cantarell" fo:font-size="10pt" officeooo:rsid="00ae589e" style:font-name-asian="Noto Sans Mono CJK SC" style:font-size-asian="10pt" style:font-name-complex="Liberation Mono" style:font-size-complex="10pt"/>
    </style:style>
    <style:style style:name="T79" style:family="text">
      <style:text-properties style:font-name="Cantarell" fo:font-size="10pt" style:font-name-asian="Noto Sans Mono CJK SC" style:font-size-asian="10pt" style:font-name-complex="Liberation Mono" style:font-size-complex="10pt"/>
    </style:style>
    <style:style style:name="T80" style:family="text">
      <style:text-properties fo:font-size="10pt" style:font-size-asian="10pt" style:font-size-complex="10pt"/>
    </style:style>
    <style:style style:name="T81" style:family="text">
      <style:text-properties style:font-name="Cantarell" officeooo:rsid="00aafc09"/>
    </style:style>
    <style:style style:name="T82" style:family="text">
      <style:text-properties style:font-name="Cantarell" officeooo:rsid="00abd0d7"/>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istian's <text:span text:style-name="Strong_20_Emphasis"><text:span text:style-name="T1">Fedora Atomic</text:span></text:span> Setup Guide</text:h>
      <text:p text:style-name="Text_20_body"><text:span text:style-name="T2">This guide provides the steps required to set up a system using </text:span><text:span text:style-name="Strong_20_Emphasis"><text:span text:style-name="T1">Fedora Atomic</text:span></text:span><text:span text:style-name="T2"> with VFIO (Virtual Function I/O) support for GPU passthrough, NVIDIA drivers, libvirt setup, disk management, and virtual machine (VM) tuning. Each section includes the necessary commands and explanations for configuration.</text:span></text:p>
      <text:p text:style-name="Horizontal_20_Line"/>
      <text:h text:style-name="Heading_20_3" text:outline-level="3">Setup VFIO for GPU Passthrough</text:h>
      <text:p text:style-name="Text_20_body">To use GPU passthrough on your Silverblue system, follow these steps:</text:p>
      <text:h text:style-name="Heading_20_4" text:outline-level="4">Bind VFIO-PPCI Driver to GPU</text:h>
      <text:list text:style-name="L1">
        <text:list-item>
          <text:p text:style-name="P2">First, find the IDs for your GPU and GPU Audio using the command:</text:p>
          <text:p text:style-name="P3"><text:span text:style-name="Source_20_Text">lspci -nnk</text:span></text:p>
          <text:p text:style-name="P2">This will list all PCI devices and their IDs. Note down the IDs for your GPU and GPU Audio.</text:p>
        </text:list-item>
        <text:list-item>
          <text:p text:style-name="P2">Use the following command to bind the <text:span text:style-name="Source_20_Text">vfio-pci</text:span> driver to your GPU. Replace the IDs with those you noted from the previous step:</text:p>
          <text:p text:style-name="P3"><text:span text:style-name="Source_20_Text">rpm-ostree kargs --append-if-missing=rd.driver.pre=vfio_pci --append-if-missing=amd_iommu=on --append-if-missing=iommu=pt --append-if-missing="vfio-pci.ids=10de:2860,10de:22bd"</text:span></text:p>
        </text:list-item>
        <text:list-item>
          <text:p text:style-name="P2">If you are using proprietary NVIDIA drivers, add the following additional parameters:</text:p>
          <text:p text:style-name="P3"><text:span text:style-name="Source_20_Text">--append-if-missing=video=efifb:off --append-if-missing=rd.driver.blacklist=nouveau --append-if-missing=modprobe.blacklist=nouveau --append-if-missing=nvidia-drm.modeset=1</text:span></text:p>
        </text:list-item>
      </text:list>
      <text:h text:style-name="Heading_20_4" text:outline-level="4">Update the Initramfs</text:h>
      <text:p text:style-name="Text_20_body">To ensure the VFIO driver is included in the initramfs (initial RAM filesystem), run the following:</text:p>
      <text:p text:style-name="P4"><text:span text:style-name="Source_20_Text">rpm-ostree initramfs --enable --arg="--add-drivers" --arg="vfio-pci"</text:span></text:p>
      <text:h text:style-name="Heading_20_3" text:outline-level="3">Install VM Packages</text:h>
      <text:p text:style-name="Text_20_body">To manage virtual machines, you'll need the following packages:</text:p>
      <text:p text:style-name="P4"><text:span text:style-name="Source_20_Text">rpm-ostree install qemu-kvm-core libvirt virt-manager samba </text:span><text:span text:style-name="Source_20_Text"><text:span text:style-name="T3">dnsmasq </text:span></text:span><text:span text:style-name="Source_20_Text"><text:span text:style-name="T4">hostapd</text:span></text:span></text:p>
      <text:h text:style-name="Heading_20_3" text:outline-level="3"><text:soft-page-break/>Install NVIDIA Drivers (Optional)</text:h>
      <text:p text:style-name="Text_20_body">If you are using an NVIDIA GPU, you may want to install proprietary NVIDIA drivers. Follow these steps:</text:p>
      <text:list text:style-name="L2">
        <text:list-item>
          <text:p text:style-name="P5">Add RPM Fusion repositories for both free and non-free software:</text:p>
          <text:p text:style-name="P6"><text:span text:style-name="Source_20_Text">rpm-ostree install --apply-live https://mirrors.rpmfusion.org/free/fedora/rpmfusion-free-release-$(rpm -E %fedora).noarch.rpm https://mirrors.rpmfusion.org/nonfree/fedora/rpmfusion-nonfree-release-$(rpm -E %fedora).noarch.rpm</text:span></text:p>
        </text:list-item>
        <text:list-item>
          <text:p text:style-name="P5">Update the repositories:</text:p>
          <text:p text:style-name="P6"><text:span text:style-name="Source_20_Text">rpm-ostree update --uninstall rpmfusion-free-release-$(rpm -E %fedora)-1.noarch --uninstall rpmfusion-nonfree-release-$(rpm -E %fedora)-1.noarch --install rpmfusion-free-release --install rpmfusion-nonfree-release</text:span></text:p>
        </text:list-item>
        <text:list-item>
          <text:p text:style-name="P5">Install NVIDIA-related packages:</text:p>
          <text:p text:style-name="P6"><text:span text:style-name="Source_20_Text">rpm-ostree install akmod-nvidia xorg-x11-drv-nvidia-cuda xorg-x11-drv-nvidia-power</text:span></text:p>
        </text:list-item>
      </text:list>
      <text:h text:style-name="Heading_20_4" text:outline-level="4">Reboot</text:h>
      <text:p text:style-name="Text_20_body">Before proceeding with additional configuration, reboot your system to apply changes.</text:p>
      <text:h text:style-name="Heading_20_4" text:outline-level="4">NVIDIA Continued (Optional)</text:h>
      <text:p text:style-name="Text_20_body">Enable and mask NVIDIA services:</text:p>
      <text:p text:style-name="Preformatted_20_Text"><text:span text:style-name="Source_20_Text">sudo systemctl enable nvidia-{suspend,resume,hibernate}</text:span></text:p>
      <text:p text:style-name="P4"><text:span text:style-name="Source_20_Text">sudo systemctl mask nvidia-fallback.service</text:span></text:p>
      <text:h text:style-name="Heading_20_3" text:outline-level="3">Setup Libvirt Hooks</text:h>
      <text:list text:style-name="L3">
        <text:list-item>
          <text:p text:style-name="P7">Create the directory for Libvirt hooks:</text:p>
          <text:p text:style-name="P8"><text:span text:style-name="Source_20_Text">mkdir -p /etc/libvirt/hooks</text:span></text:p>
        </text:list-item>
        <text:list-item>
          <text:p text:style-name="P7">Navigate to the hooks directory and run the hook update script:</text:p>
          <text:p text:style-name="P9"><text:span text:style-name="Source_20_Text">cd /to/hooks/folder</text:span></text:p>
          <text:p text:style-name="P8"><text:span text:style-name="Source_20_Text">sudo updatehooks.sh</text:span></text:p>
        </text:list-item>
        <text:list-item>
          <text:p text:style-name="P7">Enable the <text:span text:style-name="Source_20_Text">libvirtd</text:span> service to start automatically:</text:p>
          <text:p text:style-name="P8"><text:span text:style-name="Source_20_Text">sudo systemctl enable --now libvirtd</text:span></text:p>
        </text:list-item>
      </text:list>
      <text:h text:style-name="Heading_20_3" text:outline-level="3">Add User to the Libvirt Group</text:h>
      <text:list text:style-name="L4">
        <text:list-item>
          <text:p text:style-name="P10">Switch to the root user:</text:p>
          <text:p text:style-name="P11"><text:soft-page-break/><text:span text:style-name="Source_20_Text">sudo su</text:span></text:p>
        </text:list-item>
        <text:list-item>
          <text:p text:style-name="P10">Add the current user to the <text:span text:style-name="Source_20_Text">libvirt</text:span> group by editing the <text:span text:style-name="Source_20_Text">/etc/group</text:span> file:</text:p>
          <text:p text:style-name="P11"><text:span text:style-name="Source_20_Text">grep -E '^libvirt:' /usr/lib/group &gt;&gt; /etc/group</text:span></text:p>
        </text:list-item>
        <text:list-item>
          <text:p text:style-name="P10">Exit from the root session:</text:p>
          <text:p text:style-name="P11"><text:span text:style-name="Source_20_Text">exit</text:span></text:p>
        </text:list-item>
        <text:list-item>
          <text:p text:style-name="P10">Add your user to the <text:span text:style-name="Source_20_Text">libvirt</text:span> group:</text:p>
          <text:p text:style-name="P11"><text:span text:style-name="Source_20_Text">sudo usermod -aG libvirt $USER</text:span></text:p>
        </text:list-item>
      </text:list>
      <text:h text:style-name="Heading_20_3" text:outline-level="3">Auto Decrypt and Mount Disks, Replace Home Directory</text:h>
      <text:h text:style-name="Heading_20_4" text:outline-level="4">Set Root Account Password</text:h>
      <text:list text:style-name="L5">
        <text:list-item>
          <text:p text:style-name="P12">Switch to the root user and set a password:</text:p>
          <text:p text:style-name="P13"><text:span text:style-name="Source_20_Text">sudo su</text:span></text:p>
          <text:p text:style-name="P14"><text:span text:style-name="Source_20_Text">passwd</text:span></text:p>
        </text:list-item>
        <text:list-item>
          <text:p text:style-name="P12">Log out and log in as root.</text:p>
        </text:list-item>
      </text:list>
      <text:h text:style-name="Heading_20_4" text:outline-level="4">Enable Automatic Decrypting</text:h>
      <text:list text:style-name="L6">
        <text:list-item>
          <text:p text:style-name="P15">To enable automatic decryption for encrypted partitions, you can either use <text:span text:style-name="Strong_20_Emphasis">GNOME Disks</text:span> or do it manually by creating a keyfile:</text:p>
          <text:p text:style-name="P16"><text:span text:style-name="Source_20_Text">head -c 512 /dev/random &gt; /etc/uuid.key</text:span></text:p>
          <text:p text:style-name="P17"><text:span text:style-name="Source_20_Text">cryptsetup luksAddKey /dev/disk/by-uuid/uuid /etc/uuid.key</text:span></text:p>
        </text:list-item>
        <text:list-item>
          <text:p text:style-name="P15">Edit the <text:span text:style-name="Source_20_Text">/etc/crypttab</text:span> file to auto-decrypt at boot:</text:p>
          <text:p text:style-name="P17"><text:span text:style-name="Source_20_Text">echo "luks-uuid UUID=uuid /etc/uuid.key luks,nofail" &gt;&gt; /etc/crypttab</text:span></text:p>
        </text:list-item>
      </text:list>
      <text:h text:style-name="Heading_20_4" text:outline-level="4">Create Folders and Mount Primary Storage</text:h>
      <text:list text:style-name="L7">
        <text:list-item>
          <text:p text:style-name="P18">Create a folder for mounting the storage drive/partition:</text:p>
          <text:p text:style-name="P19"><text:span text:style-name="Source_20_Text">mkdir -p /var/mnt/DATAONE</text:span></text:p>
        </text:list-item>
        <text:list-item>
          <text:p text:style-name="P18">Mount the partition either through <text:span text:style-name="Strong_20_Emphasis">GNOME Disks</text:span>, <text:span text:style-name="Strong_20_Emphasis">KDE Partition Manager</text:span>, <text:span text:style-name="Strong_20_Emphasis">GParted</text:span>, or manually by editing <text:span text:style-name="Source_20_Text">/etc/fstab</text:span>.</text:p>
        </text:list-item>
      </text:list>
      <text:h text:style-name="Heading_20_4" text:outline-level="4">Backup Original Home Directory</text:h>
      <text:p text:style-name="Text_20_body">Backup your current home directory to prevent data loss:</text:p>
      <text:p text:style-name="P4"><text:span text:style-name="Source_20_Text">rsync -av /var/home/christian /var/home/.christianorig</text:span></text:p>
      <text:h text:style-name="Heading_20_4" text:outline-level="4"><text:soft-page-break/>Bind Mount Home Directory</text:h>
      <text:list text:style-name="L8">
        <text:list-item>
          <text:p text:style-name="P20">Remove the existing home directory:</text:p>
          <text:p text:style-name="P21"><text:span text:style-name="Source_20_Text">rm -rf /var/home/christian</text:span></text:p>
        </text:list-item>
        <text:list-item>
          <text:p text:style-name="P20">Create a new directory:</text:p>
          <text:p text:style-name="P21"><text:span text:style-name="Source_20_Text">mkdir -p /var/home/christian</text:span></text:p>
        </text:list-item>
        <text:list-item>
          <text:p text:style-name="P20">Edit <text:span text:style-name="Source_20_Text">/etc/fstab</text:span> to bind mount the home directory from the primary storage partition:</text:p>
          <text:p text:style-name="P21"><text:span text:style-name="Source_20_Text">echo "/var/mnt/DATAONE/christian /var/home/christian none bind,nofail,x-systemd.device-timeout=2 <text:s/>0 0" &gt;&gt; /etc/fstab</text:span></text:p>
        </text:list-item>
      </text:list>
      <text:h text:style-name="Heading_20_4" text:outline-level="4">Restore SELinux Contexts and Fix Permissions</text:h>
      <text:list text:style-name="L9">
        <text:list-item>
          <text:p text:style-name="P22">Restore SELinux contexts:</text:p>
          <text:p text:style-name="P23"><text:span text:style-name="Source_20_Text">restorecon -R /var/home/christian</text:span></text:p>
        </text:list-item>
        <text:list-item>
          <text:p text:style-name="P22">Change ownership of the directories:</text:p>
          <text:p text:style-name="P24"><text:span text:style-name="Source_20_Text">chown -R christian:christian /var/home/christian</text:span></text:p>
          <text:p text:style-name="P23"><text:span text:style-name="Source_20_Text">chown -R christian:christian /var/mnt/DATAONE</text:span></text:p>
        </text:list-item>
      </text:list>
      <text:h text:style-name="Heading_20_4" text:outline-level="4">Mount All Filesystems</text:h>
      <text:p text:style-name="Text_20_body">Test the mount:</text:p>
      <text:p text:style-name="P4"><text:span text:style-name="Source_20_Text">mount -a</text:span></text:p>
      <text:p text:style-name="Text_20_body">Log out and log in as your user (<text:span text:style-name="Source_20_Text">christian</text:span>).</text:p>
      <text:h text:style-name="P25" text:outline-level="3">Shared Hotspot And VM Network Setup</text:h>
      <text:list xml:id="list3098040269" text:style-name="L10">
        <text:list-header>
          <text:p text:style-name="P26"><text:span text:style-name="Source_20_Text"><text:span text:style-name="T5">Add the bridge connection profile</text:span></text:span></text:p>
          <text:p text:style-name="P26"><text:span text:style-name="Source_20_Text"><text:span text:style-name="T6">sudo nmcli con add type bridge ifname br-hotspot con-name br-hotspot autoconnect yes</text:span></text:span></text:p>
          <text:p text:style-name="P26"><text:span text:style-name="Source_20_Text"><text:span text:style-name="T6"/></text:span></text:p>
          <text:p text:style-name="P26"><text:span text:style-name="Source_20_Text"><text:span text:style-name="T5">Configure the bridge IP address</text:span></text:span></text:p>
          <text:p text:style-name="P26"><text:span text:style-name="Source_20_Text"><text:span text:style-name="T6">sudo nmcli con modify br-hotspot ipv4.method manual ipv4.addresses 192.168.</text:span></text:span><text:span text:style-name="Source_20_Text"><text:span text:style-name="T7">42</text:span></text:span><text:span text:style-name="Source_20_Text"><text:span text:style-name="T6">.1/24 </text:span></text:span><text:span text:style-name="Source_20_Text"><text:span text:style-name="T8">#</text:span></text:span><text:span text:style-name="Source_20_Text"><text:span text:style-name="T9">No gateway needed on the bridge itself</text:span></text:span></text:p>
          <text:p text:style-name="P27"><text:span text:style-name="Source_20_Text"><text:span text:style-name="T10"/></text:span></text:p>
          <text:p text:style-name="P28"><text:span text:style-name="Source_20_Text"><text:span text:style-name="T11">Disable Spanning Tree Protocol (usually not needed for a simple setup)</text:span></text:span></text:p>
          <text:p text:style-name="P28"><text:span text:style-name="Source_20_Text"><text:span text:style-name="T12">sudo nmcli con modify br-hotspot bridge.stp no</text:span></text:span></text:p>
          <text:p text:style-name="P29"><text:span text:style-name="Source_20_Text"><text:span text:style-name="T6"/></text:span></text:p>
          <text:p text:style-name="P26"><text:span text:style-name="Source_20_Text"><text:span text:style-name="T5">Bring the connection up (might already be up due to autoconnect)</text:span></text:span></text:p>
          <text:p text:style-name="P29"><text:span text:style-name="Source_20_Text"><text:span text:style-name="T6">sudo nmcli con up br-hotspot</text:span></text:span></text:p>
          <text:p text:style-name="P29"><text:soft-page-break/><text:span text:style-name="Source_20_Text"><text:span text:style-name="T6"/></text:span></text:p>
          <text:p text:style-name="P30"><text:span text:style-name="Source_20_Text"><text:span text:style-name="T13">Configure firewalld to allow DHCP and DNS traffic coming </text:span></text:span><text:span text:style-name="Source_20_Text"><text:span text:style-name="Emphasis"><text:span text:style-name="T14">in</text:span></text:span></text:span><text:span text:style-name="Source_20_Text"><text:span text:style-name="T13"> on the br-hotspot interface, destined for the dnsmasq server running locally</text:span></text:span></text:p>
          <text:p text:style-name="P31"><text:span text:style-name="Source_20_Text"><text:span text:style-name="T15">#0. Create hotspot zone</text:span></text:span></text:p>
          <text:p text:style-name="P31"><text:span text:style-name="Source_20_Text"><text:span text:style-name="T16">sudo firewall-cmd --permanent --new-zone=</text:span></text:span><text:span text:style-name="Source_20_Text"><text:span text:style-name="T17">internal</text:span></text:span></text:p>
          <text:p text:style-name="P30"><text:span text:style-name="Source_20_Text"><text:span text:style-name="T18"># 1. Assign bridge interface to the '</text:span></text:span><text:span text:style-name="Source_20_Text"><text:span text:style-name="T19">internal</text:span></text:span><text:span text:style-name="Source_20_Text"><text:span text:style-name="T18">' zone (if not already done) </text:span></text:span></text:p>
          <text:p text:style-name="P30"><text:span text:style-name="Source_20_Text"><text:span text:style-name="T20">sudo firewall-cmd --permanent --zone=</text:span></text:span><text:span text:style-name="Source_20_Text"><text:span text:style-name="T17">internal</text:span></text:span><text:span text:style-name="Source_20_Text"><text:span text:style-name="T20"> --add-interface=br-hotspot </text:span></text:span></text:p>
          <text:p text:style-name="P30"><text:span text:style-name="Source_20_Text"><text:span text:style-name="T18"># 2. Allow DHCP service in the 'internal' zone </text:span></text:span></text:p>
          <text:p text:style-name="P32"><text:span text:style-name="Source_20_Text"><text:span text:style-name="T20">sudo firewall-cmd --permanent --zone=</text:span></text:span><text:span text:style-name="Source_20_Text"><text:span text:style-name="T17">internal</text:span></text:span><text:span text:style-name="Source_20_Text"><text:span text:style-name="T20"> --add-service=dhcp </text:span></text:span></text:p>
          <text:p text:style-name="P30"><text:span text:style-name="Source_20_Text"><text:span text:style-name="T18"># 3. Allow DNS service in the 'internal' zone </text:span></text:span></text:p>
          <text:p text:style-name="P32"><text:span text:style-name="Source_20_Text"><text:span text:style-name="T20">sudo firewall-cmd --permanent --zone=</text:span></text:span><text:span text:style-name="Source_20_Text"><text:span text:style-name="T17">internal</text:span></text:span><text:span text:style-name="Source_20_Text"><text:span text:style-name="T20"> --add-service=dns </text:span></text:span></text:p>
          <text:p text:style-name="P30"><text:span text:style-name="Source_20_Text"><text:span text:style-name="T18"># 4. Reload firewalld to apply changes </text:span></text:span></text:p>
          <text:p text:style-name="P30"><text:span text:style-name="Source_20_Text"><text:span text:style-name="T20">sudo firewall-cmd --reload </text:span></text:span></text:p>
          <text:p text:style-name="P30"><text:span text:style-name="Source_20_Text"><text:span text:style-name="T18"># 5. Verify (optional) </text:span></text:span></text:p>
          <text:p text:style-name="P30"><text:span text:style-name="Source_20_Text"><text:span text:style-name="T20">sudo firewall-cmd --zone=hotspot --list-all</text:span></text:span></text:p>
          <text:p text:style-name="P30"><text:span text:style-name="Source_20_Text"><text:span text:style-name="T13"/></text:span></text:p>
        </text:list-header>
      </text:list>
      <text:p text:style-name="P33"><text:span text:style-name="Source_20_Text"><text:span text:style-name="T21"><text:tab/></text:span></text:span><text:span text:style-name="Source_20_Text"><text:span text:style-name="T22">Enable </text:span></text:span><text:span text:style-name="Source_20_Text"><text:span text:style-name="T23">Internet Access On Bridge And Hotspot</text:span></text:span></text:p>
      <text:p text:style-name="P34"><text:span text:style-name="Source_20_Text"><text:span text:style-name="T24"><text:tab/></text:span></text:span></text:p>
      <text:p text:style-name="P34"><text:span text:style-name="Source_20_Text"><text:span text:style-name="T25"><text:tab/></text:span></text:span><text:span text:style-name="Source_20_Text"><text:span text:style-name="T26">Enable Kernel IP Forwarding (Permanent):</text:span></text:span></text:p>
      <text:p text:style-name="P35"><text:span text:style-name="Source_20_Text"><text:span text:style-name="T26"><text:tab/># Create or modify a sysctl configuration file for persistence </text:span></text:span></text:p>
      <text:p text:style-name="P35"><text:span text:style-name="Source_20_Text"><text:span text:style-name="T26"><text:tab/></text:span></text:span><text:span text:style-name="Source_20_Text"><text:span text:style-name="T25">echo "net.ipv4.ip_forward = 1" | sudo tee /etc/sysctl.d/99-forwarding.conf </text:span></text:span></text:p>
      <text:p text:style-name="P35"><text:span text:style-name="Source_20_Text"><text:span text:style-name="T26"><text:tab/># Apply the setting immediately without rebooting </text:span></text:span></text:p>
      <text:p text:style-name="P35"><text:span text:style-name="Source_20_Text"><text:span text:style-name="T26"><text:tab/></text:span></text:span><text:span text:style-name="Source_20_Text"><text:span text:style-name="T25">sudo sysctl -p /etc/sysctl.d/99-forwarding.conf # You can verify with: sysctl net.ipv4.ip_forward</text:span></text:span><text:span text:style-name="Source_20_Text"><text:span text:style-name="T26"><text:tab/></text:span></text:span></text:p>
      <text:p text:style-name="P35"><text:span text:style-name="Source_20_Text"><text:span text:style-name="T26"/></text:span></text:p>
      <text:p text:style-name="P36"><text:span text:style-name="Source_20_Text"><text:span text:style-name="T26"><text:tab/>Assign Interfaces and Sources to </text:span></text:span><text:span text:style-name="Source_20_Text"><text:span text:style-name="T27">firewalld</text:span></text:span><text:span text:style-name="Source_20_Text"><text:span text:style-name="T26"> Zones:</text:span></text:span></text:p>
      <text:p text:style-name="P37"><text:span text:style-name="Source_20_Text"><text:span text:style-name="T26"><text:tab/># Assign the internet interface to the 'external' zone</text:span></text:span></text:p>
      <text:p text:style-name="P37"><text:span text:style-name="Source_20_Text"><text:span text:style-name="T26"><text:tab/></text:span></text:span><text:span text:style-name="Source_20_Text"><text:span text:style-name="T25">sudo firewall-cmd --permanent --zone=external --change-interface=wlp4s0 </text:span></text:span></text:p>
      <text:p text:style-name="P37"><text:span text:style-name="Source_20_Text"><text:span text:style-name="T26"><text:tab/># Assign the hotspot bridge interface to the '</text:span></text:span><text:span text:style-name="Source_20_Text"><text:span text:style-name="T28">internal</text:span></text:span><text:span text:style-name="Source_20_Text"><text:span text:style-name="T26">' zone </text:span></text:span></text:p>
      <text:p text:style-name="P37"><text:span text:style-name="Source_20_Text"><text:span text:style-name="T26"><text:tab/></text:span></text:span><text:span text:style-name="Source_20_Text"><text:span text:style-name="T25">sudo firewall-cmd --permanent --zone=</text:span></text:span><text:span text:style-name="Source_20_Text"><text:span text:style-name="T29">internal</text:span></text:span><text:span text:style-name="Source_20_Text"><text:span text:style-name="T25"> --change-interface=br-hotspot </text:span></text:span></text:p>
      <text:p text:style-name="P37"><text:span text:style-name="Source_20_Text"><text:span text:style-name="T26"><text:tab/># (Optional</text:span></text:span><text:span text:style-name="Source_20_Text"><text:span text:style-name="T28">)</text:span></text:span><text:span text:style-name="Source_20_Text"><text:span text:style-name="T26"> Explicitly assign the source subnet to '</text:span></text:span><text:span text:style-name="Source_20_Text"><text:span text:style-name="T28">internal</text:span></text:span><text:span text:style-name="Source_20_Text"><text:span text:style-name="T26">' zone </text:span></text:span></text:p>
      <text:p text:style-name="P37"><text:span text:style-name="Source_20_Text"><text:span text:style-name="T26"><text:tab/></text:span></text:span><text:span text:style-name="Source_20_Text"><text:span text:style-name="T25">sudo firewall-cmd --permanent --zone=</text:span></text:span><text:span text:style-name="Source_20_Text"><text:span text:style-name="T29">internal</text:span></text:span><text:span text:style-name="Source_20_Text"><text:span text:style-name="T25"> –add-source=192.168.42.0/24</text:span></text:span></text:p>
      <text:p text:style-name="P37"><text:span text:style-name="Source_20_Text"><text:span text:style-name="T25"/></text:span></text:p>
      <text:p text:style-name="P38"><text:span text:style-name="Source_20_Text"><text:span text:style-name="T26"><text:tab/></text:span></text:span><text:span text:style-name="Source_20_Text"><text:span text:style-name="T30">Set External Zone </text:span></text:span><text:span text:style-name="Source_20_Text"><text:span text:style-name="T31">as</text:span></text:span><text:span text:style-name="Source_20_Text"><text:span text:style-name="T30"> Default Zone </text:span></text:span><text:span text:style-name="Source_20_Text"><text:span text:style-name="T31">and enable services available to previous default</text:span></text:span><text:span text:style-name="Source_20_Text"><text:span text:style-name="T26">:</text:span></text:span></text:p>
      <text:p text:style-name="Preformatted_20_Text"><text:tab/><text:span text:style-name="Source_20_Text"><text:span text:style-name="T25">sudo firewall-cmd –set-default-zone=external</text:span></text:span></text:p>
      <text:p text:style-name="Preformatted_20_Text"><text:tab/><text:span text:style-name="Source_20_Text"><text:span text:style-name="T25">sudo firewall-cmd --zone=external --add-service=samba-client --add-service=dhcpv6-client --permanent<text:line-break/></text:span></text:span></text:p>
      <text:p text:style-name="P37"><text:span text:style-name="Source_20_Text"><text:span text:style-name="T25"><text:tab/></text:span></text:span><text:span text:style-name="Source_20_Text"><text:span text:style-name="T26">Enable Masquerading (NAT) on the External Zone:</text:span></text:span></text:p>
      <text:p text:style-name="P37"><text:span text:style-name="Source_20_Text"><text:span text:style-name="T32"><text:tab/></text:span></text:span><text:span text:style-name="Source_20_Text"><text:span text:style-name="T25">sudo firewall-cmd --permanent --zone=external --add-masquerade </text:span></text:span></text:p>
      <text:p text:style-name="P37"><text:span text:style-name="Source_20_Text"><text:span text:style-name="T25"/></text:span></text:p>
      <text:p text:style-name="P37"><text:span text:style-name="Source_20_Text"><text:span text:style-name="T25"><text:tab/></text:span></text:span><text:span text:style-name="Source_20_Text"><text:span text:style-name="T26">Create Policy to Allow Forwarding from </text:span></text:span><text:span text:style-name="Source_20_Text"><text:span text:style-name="T33">internal</text:span></text:span><text:span text:style-name="Source_20_Text"><text:span text:style-name="T26"> to </text:span></text:span><text:span text:style-name="Source_20_Text"><text:span text:style-name="T27">external</text:span></text:span></text:p>
      <text:p text:style-name="P39"><text:span text:style-name="Source_20_Text"><text:span text:style-name="T26"><text:tab/># Create the policy object </text:span></text:span></text:p>
      <text:p text:style-name="P39"><text:span text:style-name="Source_20_Text"><text:span text:style-name="T25"><text:tab/>sudo firewall-cmd --permanent --new-policy P_</text:span></text:span><text:span text:style-name="Source_20_Text"><text:span text:style-name="T34">Internal2</text:span></text:span><text:span text:style-name="Source_20_Text"><text:span text:style-name="T25">External </text:span></text:span></text:p>
      <text:p text:style-name="P39"><text:span text:style-name="Source_20_Text"><text:span text:style-name="T26"><text:tab/># Define traffic source zone (ingress) </text:span></text:span></text:p>
      <text:p text:style-name="P39"><text:span text:style-name="Source_20_Text"><text:span text:style-name="T25"><text:tab/>sudo firewall-cmd --permanent --policy P_</text:span></text:span><text:span text:style-name="Source_20_Text"><text:span text:style-name="T34">Internal2</text:span></text:span><text:span text:style-name="Source_20_Text"><text:span text:style-name="T25">External --add-ingress-zone=</text:span></text:span><text:span text:style-name="Source_20_Text"><text:span text:style-name="T34">internal</text:span></text:span><text:span text:style-name="Source_20_Text"><text:span text:style-name="T25"> </text:span></text:span></text:p>
      <text:p text:style-name="P39"><text:span text:style-name="Source_20_Text"><text:span text:style-name="T26"><text:tab/># Define traffic destination zone (egress) </text:span></text:span></text:p>
      <text:p text:style-name="P39"><text:soft-page-break/><text:span text:style-name="Source_20_Text"><text:span text:style-name="T25"><text:tab/>sudo firewall-cmd --permanent --policy P_</text:span></text:span><text:span text:style-name="Source_20_Text"><text:span text:style-name="T34">Internal2</text:span></text:span><text:span text:style-name="Source_20_Text"><text:span text:style-name="T25">External --add-egress-zone=external </text:span></text:span></text:p>
      <text:p text:style-name="P39"><text:span text:style-name="Source_20_Text"><text:span text:style-name="T26"><text:tab/># Set the policy action to allow the traffic </text:span></text:span></text:p>
      <text:p text:style-name="P39"><text:span text:style-name="Source_20_Text"><text:span text:style-name="T25"><text:tab/>sudo firewall-cmd --permanent --policy P_</text:span></text:span><text:span text:style-name="Source_20_Text"><text:span text:style-name="T34">Internal2</text:span></text:span><text:span text:style-name="Source_20_Text"><text:span text:style-name="T25">External --set-target ACCEPT</text:span></text:span></text:p>
      <text:p text:style-name="P37"><text:span text:style-name="Source_20_Text"><text:span text:style-name="T25"><text:tab/></text:span></text:span></text:p>
      <text:p text:style-name="P37"><text:span text:style-name="Source_20_Text"><text:span text:style-name="T26"><text:tab/>Apply All firewalld Changes</text:span></text:span></text:p>
      <text:p text:style-name="P37"><text:span text:style-name="Source_20_Text"><text:span text:style-name="T25"><text:tab/>sudo firewall-cmd --reload</text:span></text:span></text:p>
      <text:p text:style-name="P33"><text:span text:style-name="Source_20_Text"><text:span text:style-name="T35"/></text:span></text:p>
      <text:p text:style-name="P33"><text:span text:style-name="Source_20_Text"><text:span text:style-name="T36"><text:tab/></text:span></text:span><text:span text:style-name="Source_20_Text"><text:span text:style-name="T37">Copy the hotspot script to a directory in the path to be used in the terminal</text:span></text:span></text:p>
      <text:p text:style-name="P33"><text:span text:style-name="Source_20_Text"><text:span text:style-name="T37"><text:tab/></text:span></text:span><text:span text:style-name="Source_20_Text"><text:span text:style-name="T38">cd /var/mnt/DATAONE/Tools/Hotspot</text:span></text:span></text:p>
      <text:p text:style-name="P33"><text:span text:style-name="Source_20_Text"><text:span text:style-name="T38"><text:tab/>sudo ./updatehotspot</text:span></text:span></text:p>
      <text:p text:style-name="P33"><text:span text:style-name="Source_20_Text"><text:span text:style-name="T38"/></text:span></text:p>
      <text:list xml:id="list1934683964" text:style-name="L11">
        <text:list-header>
          <text:p text:style-name="P40"><text:span text:style-name="Strong_20_Emphasis"><text:span text:style-name="T2">Create a libvirt network </text:span></text:span><text:span text:style-name="Strong_20_Emphasis"><text:span text:style-name="T39">using the following XML</text:span></text:span><text:span text:style-name="T2">:</text:span></text:p>
          <text:p text:style-name="P41">XML</text:p>
          <text:p text:style-name="P42"><text:span text:style-name="Source_20_Text"><text:span text:style-name="T40">&lt;network&gt;</text:span></text:span></text:p>
          <text:p text:style-name="P42"><text:span text:style-name="Source_20_Text"><text:span text:style-name="T36"><text:s text:c="2"/>&lt;name&gt;hotspot-bridged-net&lt;/name&gt; </text:span></text:span></text:p>
          <text:p text:style-name="P42"><text:span text:style-name="Source_20_Text"><text:span text:style-name="T36">&lt;forward mode='bridge'/&gt; <text:s text:c="5"/></text:span></text:span></text:p>
          <text:p text:style-name="P42"><text:span text:style-name="Source_20_Text"><text:span text:style-name="T36">&lt;bridge name='br-hotspot'/&gt; <text:s text:c="3"/></text:span></text:span></text:p>
          <text:p text:style-name="P42"><text:span text:style-name="Source_20_Text"><text:span text:style-name="T36">&lt;/network&gt;</text:span></text:span></text:p>
        </text:list-header>
      </text:list>
      <text:p text:style-name="P43"><text:span text:style-name="Source_20_Text"><text:span text:style-name="T36"/></text:span></text:p>
      <text:p text:style-name="P43"><text:span text:style-name="Source_20_Text"><text:span text:style-name="T36"><text:tab/></text:span></text:span><text:span text:style-name="Source_20_Text"><text:span text:style-name="T37">Add the network to your VM </text:span></text:span></text:p>
      <text:p text:style-name="P44"><text:span text:style-name="Source_20_Text"><text:span text:style-name="T9"><text:tab/>Under "Network source", choose "Virtual network 'hotspot-bridged-net': Bridge</text:span></text:span><text:span text:style-name="Source_20_Text"><text:span text:style-name="T41">d <text:tab/>Network</text:span></text:span><text:span text:style-name="Source_20_Text"><text:span text:style-name="T9">"</text:span></text:span></text:p>
      <text:p text:style-name="P44"><text:span text:style-name="Source_20_Text"><text:span text:style-name="T41"><text:tab/></text:span></text:span><text:span text:style-name="Source_20_Text"><text:span text:style-name="T37">Troubleshooting</text:span></text:span></text:p>
      <text:p text:style-name="P44"><text:span text:style-name="Source_20_Text"><text:span text:style-name="T37"><text:tab/></text:span></text:span><text:span text:style-name="Source_20_Text"><text:span text:style-name="T41">No Internet In VM when hotspot not launched: Due to dnsmasq for the bridge not <text:tab/>being launched, either launch it or create a static IP in the VM on the same subnet as the <text:tab/>bridge.</text:span></text:span></text:p>
      <text:p text:style-name="P44"><text:span text:style-name="Source_20_Text"><text:span text:style-name="T41"><text:tab/></text:span></text:span><text:span text:style-name="Source_20_Text"><text:span text:style-name="T42">No Internet In VM OR Hotspot: Check firewalld or iptables to see if the traffic from the <text:tab/>bridge is being natted via the interface facing interface. </text:span></text:span></text:p>
      <text:p text:style-name="P44"><text:span text:style-name="Source_20_Text"><text:span text:style-name="T41"><text:tab/>Misc: Ensure the bridge is created, and check that any services uses the network <text:tab/>interfaces are running or that the network interfaces required by them haven’t changed <text:tab/>names.</text:span></text:span></text:p>
      <text:h text:style-name="Heading_20_3" text:outline-level="3">Flatpak Setup</text:h>
      <text:h text:style-name="Heading_20_4" text:outline-level="4">Enable Flathub User Repo</text:h>
      <text:p text:style-name="Text_20_body">To install Flatpaks, add the Flathub repository:</text:p>
      <text:p text:style-name="P4"><text:span text:style-name="Source_20_Text">flatpak --user remote-add --if-not-exists flathub https://dl.flathub.org/repo/flathub.flatpakrepo</text:span></text:p>
      <text:h text:style-name="Heading_20_4" text:outline-level="4"><text:soft-page-break/>Install Firefox via Flatpak (Optional)</text:h>
      <text:p text:style-name="Text_20_body">If you don’t have Firefox installed yet, install it with the following command:</text:p>
      <text:p text:style-name="P4"><text:span text:style-name="Source_20_Text">flatpak install --user flathub org.mozilla.firefox flathub org.freedesktop.Platform.ffmpeg-full</text:span></text:p>
      <text:h text:style-name="Heading_20_3" text:outline-level="3"><text:span text:style-name="Source_20_Text"><text:span text:style-name="T2">Setup Samba for sharing files</text:span></text:span></text:h>
      <text:h text:style-name="Heading_20_3" text:outline-level="3">1. <text:span text:style-name="Strong_20_Emphasis">Set Samba User Password</text:span></text:h>
      <text:p text:style-name="Text_20_body">Start by adding the Samba user with a password. This user will be used for authentication when accessing shared files.</text:p>
      <text:p text:style-name="P45"><text:span text:style-name="Source_20_Text">sudo smbpasswd -a christian</text:span></text:p>
      <text:h text:style-name="Heading_20_3" text:outline-level="3">2. <text:span text:style-name="Strong_20_Emphasis">Configure Samba Settings</text:span></text:h>
      <text:p text:style-name="Text_20_body">Next, modify the Samba configuration file (<text:span text:style-name="Source_20_Text">/etc/samba/smb.conf</text:span>) to define global settings and shared directories. <text:span text:style-name="T43">Ensure to also set Samba to bind to the Libvirt interface, </text:span><text:span text:style-name="T44">y</text:span>ou can check the network interfaces on your system by running:</text:p>
      <text:p text:style-name="P46">ip a</text:p>
      <text:list text:style-name="L12">
        <text:list-item>
          <text:p text:style-name="P47">Open the <text:span text:style-name="Source_20_Text">smb.conf</text:span> file for editing:</text:p>
        </text:list-item>
      </text:list>
      <text:p text:style-name="P45"><text:span text:style-name="Source_20_Text">sudo nano /etc/samba/smb.conf</text:span></text:p>
      <text:list text:style-name="L13">
        <text:list-item>
          <text:p text:style-name="P48">Add the following configuration to the file:</text:p>
        </text:list-item>
      </text:list>
      <text:p text:style-name="P45"><text:span text:style-name="Source_20_Text">[global]</text:span></text:p>
      <text:p text:style-name="P45"><text:span text:style-name="Source_20_Text"><text:s text:c="4"/>workgroup = SAMBA</text:span></text:p>
      <text:p text:style-name="P45"><text:span text:style-name="Source_20_Text"><text:s text:c="4"/>security = user</text:span></text:p>
      <text:p text:style-name="P45"><text:span text:style-name="Source_20_Text"><text:s text:c="4"/>passdb backend = tdbsam</text:span></text:p>
      <text:p text:style-name="P45"><text:span text:style-name="Source_20_Text"><text:s text:c="4"/>bind interfaces only = yes</text:span></text:p>
      <text:p text:style-name="P45"><text:span text:style-name="Source_20_Text"><text:s text:c="4"/>interfaces = virbr0,br-hotspot</text:span></text:p>
      <text:p text:style-name="P45"><text:span text:style-name="Source_20_Text"><text:s text:c="4"/>force user = christian</text:span></text:p>
      <text:p text:style-name="P45"/>
      <text:p text:style-name="P45"><text:span text:style-name="Source_20_Text">[Shared]</text:span></text:p>
      <text:p text:style-name="P45"><text:span text:style-name="Source_20_Text"><text:s text:c="4"/>path = /var/mnt/DATAONE/Shared</text:span></text:p>
      <text:p text:style-name="P45"><text:span text:style-name="Source_20_Text"><text:s text:c="4"/>browseable = no</text:span></text:p>
      <text:p text:style-name="P45"><text:span text:style-name="Source_20_Text"><text:s text:c="4"/>read only = no</text:span></text:p>
      <text:p text:style-name="P45"><text:span text:style-name="Source_20_Text"><text:s text:c="4"/>create mask = 0755 </text:span></text:p>
      <text:p text:style-name="P45"><text:span text:style-name="Source_20_Text"><text:s text:c="4"/>directory mask = 0775</text:span></text:p>
      <text:p text:style-name="P45"><text:span text:style-name="Source_20_Text"><text:s text:c="4"/>valid users = christian</text:span></text:p>
      <text:p text:style-name="P45"><text:soft-page-break/></text:p>
      <text:p text:style-name="P45"><text:span text:style-name="Source_20_Text">[Creative]</text:span></text:p>
      <text:p text:style-name="P45"><text:span text:style-name="Source_20_Text"><text:s text:c="4"/>path = /var/mnt/DATAONE/Creative</text:span></text:p>
      <text:p text:style-name="P45"><text:span text:style-name="Source_20_Text"><text:s text:c="4"/>browseable = no</text:span></text:p>
      <text:p text:style-name="P45"><text:span text:style-name="Source_20_Text"><text:s text:c="4"/>read only = no</text:span></text:p>
      <text:p text:style-name="P45"><text:span text:style-name="Source_20_Text"><text:s text:c="4"/>create mask = 0755 </text:span></text:p>
      <text:p text:style-name="P45"><text:span text:style-name="Source_20_Text"><text:s text:c="4"/>directory mask = 0775</text:span></text:p>
      <text:p text:style-name="P49"><text:span text:style-name="Source_20_Text"><text:span text:style-name="T45"><text:s text:c="4"/>valid users = christian</text:span></text:span></text:p>
      <text:h text:style-name="Heading_20_3" text:outline-level="3">3. <text:span text:style-name="Strong_20_Emphasis">Enable SELinux for Shared Folders</text:span></text:h>
      <text:p text:style-name="Text_20_body">If the shared folders are inside your home directory, you need to enable SELinux rules to allow Samba to access them.</text:p>
      <text:p text:style-name="P45"><text:span text:style-name="Source_20_Text">sudo setsebool -P samba_enable_home_dirs on</text:span></text:p>
      <text:p text:style-name="P49"><text:span text:style-name="Source_20_Text"><text:span text:style-name="T45">sudo setsebool -P samba_export_all_rw=1</text:span></text:span></text:p>
      <text:p text:style-name="P49"><text:span text:style-name="Source_20_Text"><text:span text:style-name="T45">sudo setsebool -P samba_export_all_ro=1</text:span></text:span></text:p>
      <text:p text:style-name="P49"><text:span text:style-name="Source_20_Text"><text:span text:style-name="T45">sudo setsebool -P samba_share_fusefs=1</text:span></text:span></text:p>
      <text:p text:style-name="P49"><text:span text:style-name="Source_20_Text"><text:span text:style-name="T45">sudo setsebool -P virt_use_samba=1</text:span></text:span><text:span text:style-name="Source_20_Text"><text:span text:style-name="T46"><text:line-break/><text:line-break/></text:span></text:span></text:p>
      <text:h text:style-name="Heading_20_3" text:outline-level="3">4. <text:span text:style-name="Strong_20_Emphasis">Add Firewall Exceptions for Samba</text:span></text:h>
      <text:p text:style-name="Text_20_body">Ensure that the firewall allows Samba traffic. Add an exception for Samba service to your firewall configuration.</text:p>
      <text:list text:style-name="L14">
        <text:list-item>
          <text:p text:style-name="P50">Add the firewall exception:</text:p>
        </text:list-item>
      </text:list>
      <text:p text:style-name="P45"><text:span text:style-name="Source_20_Text">sudo firewall-cmd --zone=</text:span><text:span text:style-name="Source_20_Text"><text:span text:style-name="T47">internal</text:span></text:span><text:span text:style-name="Source_20_Text"> --add-service=samba –permanent</text:span></text:p>
      <text:p text:style-name="P51"><text:span text:style-name="Source_20_Text">sudo firewall-cmd --zone=</text:span><text:span text:style-name="Source_20_Text"><text:span text:style-name="T48">libvirt</text:span></text:span><text:span text:style-name="Source_20_Text"> --add-service=samba --permanent</text:span></text:p>
      <text:list text:style-name="L15">
        <text:list-item>
          <text:p text:style-name="P52">Reload the firewall configuration:</text:p>
        </text:list-item>
      </text:list>
      <text:p text:style-name="P45"><text:span text:style-name="Source_20_Text">sudo firewall-cmd --reload</text:span></text:p>
      <text:h text:style-name="Heading_20_3" text:outline-level="3">5. <text:span text:style-name="Strong_20_Emphasis">Start Samba Service</text:span></text:h>
      <text:p text:style-name="Text_20_body">Finally, start the Samba service to enable file sharing.</text:p>
      <text:p text:style-name="P45"><text:span text:style-name="Source_20_Text">sudo systemctl start smb.service</text:span></text:p>
      <text:h text:style-name="Heading_20_3" text:outline-level="3">6. <text:span text:style-name="Strong_20_Emphasis">Troubleshooting: Disable SELinux Temporarily (If Needed)</text:span></text:h>
      <text:p text:style-name="Text_20_body">If you're unable to connect to the shared folders from a VM, SELinux may be causing the issue. You can temporarily disable SELinux to test this:</text:p>
      <text:p text:style-name="P45"><text:soft-page-break/><text:span text:style-name="Source_20_Text">sudo setenforce 0</text:span></text:p>
      <text:p text:style-name="Text_20_body">If this resolves the issue, you may need to adjust SELinux policies for a permanent solution.</text:p>
      <text:h text:style-name="Heading_20_3" text:outline-level="3">Setup Looking Glass</text:h>
      <text:h text:style-name="Heading_20_4" text:outline-level="4">Add IVSHMEM Device to VM XML</text:h>
      <text:p text:style-name="Text_20_body">In your VM's XML configuration, add the following <text:span text:style-name="Source_20_Text">shmem</text:span> device for <text:span text:style-name="Strong_20_Emphasis">Looking Glass</text:span>:</text:p>
      <text:p text:style-name="Preformatted_20_Text"><text:span text:style-name="Source_20_Text">&lt;devices&gt;</text:span></text:p>
      <text:p text:style-name="Preformatted_20_Text"><text:span text:style-name="Source_20_Text"><text:s text:c="4"/>...</text:span></text:p>
      <text:p text:style-name="Preformatted_20_Text"><text:span text:style-name="Source_20_Text"><text:s text:c="4"/>&lt;shmem name="looking-glass"&gt;</text:span></text:p>
      <text:p text:style-name="Preformatted_20_Text"><text:span text:style-name="Source_20_Text"><text:s text:c="6"/>&lt;model type="ivshmem-plain"/&gt;</text:span></text:p>
      <text:p text:style-name="Preformatted_20_Text"><text:span text:style-name="Source_20_Text"><text:s text:c="6"/>&lt;size unit="M"&gt;32&lt;/size&gt;</text:span></text:p>
      <text:p text:style-name="Preformatted_20_Text"><text:span text:style-name="Source_20_Text"><text:s text:c="4"/>&lt;/shmem&gt;</text:span></text:p>
      <text:p text:style-name="P4"><text:span text:style-name="Source_20_Text">&lt;/devices&gt;</text:span></text:p>
      <text:p text:style-name="Text_20_body">To determine the appropriate size for your screen, use this formula:</text:p>
      <text:list text:style-name="L16">
        <text:list-item>
          <text:p text:style-name="P53"><text:span text:style-name="Strong_20_Emphasis">Calculate total bytes</text:span>:</text:p>
          <text:p text:style-name="P54"><text:span text:style-name="Source_20_Text">w * h * 4 * 2</text:span></text:p>
        </text:list-item>
        <text:list-item>
          <text:p text:style-name="P53"><text:span text:style-name="Strong_20_Emphasis">Convert to MiB</text:span>:</text:p>
          <text:p text:style-name="P54"><text:span text:style-name="Source_20_Text">total bytes / 1024 / 1024 = total MiB + 10</text:span></text:p>
        </text:list-item>
      </text:list>
      <text:p text:style-name="Text_20_body">For a 1080p screen:</text:p>
      <text:p text:style-name="Preformatted_20_Text"><text:span text:style-name="Source_20_Text">1920 * 1080 * 4 * 2 = 16,588,800 bytes</text:span></text:p>
      <text:p text:style-name="P4"><text:span text:style-name="Source_20_Text">16,588,800 / 1024 / 1024 = 15.82 MiB + 10 = 25.82 MiB, round to 32 MiB</text:span></text:p>
      <text:h text:style-name="Heading_20_4" text:outline-level="4">Create Shared Memory Block on Host</text:h>
      <text:list text:style-name="L17">
        <text:list-item>
          <text:p text:style-name="P55">Create a temporary file for the shared memory:</text:p>
          <text:p text:style-name="P56"><text:span text:style-name="Source_20_Text">echo "#Type Path <text:s text:c="14"/>Mode UID <text:s/>GID Age Argument" &gt;&gt; /etc/tmpfiles.d/10-looking-glass.conf</text:span></text:p>
          <text:p text:style-name="P57"><text:span text:style-name="Source_20_Text">echo "f /dev/shm/looking-glass 0660 christian kvm -" &gt;&gt; /etc/tmpfiles.d/10-looking-glass.conf</text:span></text:p>
        </text:list-item>
        <text:list-item>
          <text:p text:style-name="P55">Create the temporary files immediately:</text:p>
          <text:p text:style-name="P57"><text:span text:style-name="Source_20_Text">sudo systemd-tmpfiles --create /etc/tmpfiles.d/10-looking-glass.conf</text:span></text:p>
        </text:list-item>
      </text:list>
      <text:h text:style-name="Heading_20_4" text:outline-level="4">Install Looking Glass Host in VM</text:h>
      <text:p text:style-name="Text_20_body">Follow the Looking Glass documentation to install the <text:span text:style-name="Strong_20_Emphasis">Looking Glass Host</text:span> in the VM and build the <text:span text:style-name="Strong_20_Emphasis">Looking Glass Client</text:span> for the host.</text:p>
      <text:h text:style-name="Heading_20_3" text:outline-level="3"><text:soft-page-break/>VM Tuning</text:h>
      <text:h text:style-name="Heading_20_4" text:outline-level="4">CPU Pinning</text:h>
      <text:p text:style-name="Text_20_body">To pin specific virtual CPUs to physical cores, use the following in your VM XML:</text:p>
      <text:p text:style-name="Preformatted_20_Text"><text:span text:style-name="Source_20_Text">&lt;vcpu placement="static"&gt;</text:span></text:p>
      <text:p text:style-name="Preformatted_20_Text"><text:span text:style-name="Source_20_Text"><text:s text:c="2"/>&lt;iothreads&gt;1&lt;/iothreads&gt;</text:span></text:p>
      <text:p text:style-name="Preformatted_20_Text"><text:span text:style-name="Source_20_Text"><text:s text:c="2"/>&lt;cputune&gt;</text:span></text:p>
      <text:p text:style-name="Preformatted_20_Text"><text:span text:style-name="Source_20_Text"><text:s text:c="4"/>&lt;vcpupin vcpu="0" cpuset="1"/&gt;</text:span></text:p>
      <text:p text:style-name="Preformatted_20_Text"><text:span text:style-name="Source_20_Text"><text:s text:c="4"/>&lt;vcpupin vcpu="1" cpuset="9"/&gt;</text:span></text:p>
      <text:p text:style-name="Preformatted_20_Text"><text:span text:style-name="Source_20_Text"><text:s text:c="4"/>&lt;vcpupin vcpu="2" cpuset="2"/&gt;</text:span></text:p>
      <text:p text:style-name="Preformatted_20_Text"><text:span text:style-name="Source_20_Text"><text:s text:c="4"/>&lt;vcpupin vcpu="3" cpuset="10"/&gt;</text:span></text:p>
      <text:p text:style-name="Preformatted_20_Text"><text:span text:style-name="Source_20_Text"><text:s text:c="4"/>&lt;vcpupin vcpu="4" cpuset="3"/&gt;</text:span></text:p>
      <text:p text:style-name="Preformatted_20_Text"><text:span text:style-name="Source_20_Text"><text:s text:c="4"/>&lt;vcpupin vcpu="5" cpuset="11"/&gt;</text:span></text:p>
      <text:p text:style-name="Preformatted_20_Text"><text:span text:style-name="Source_20_Text"><text:s text:c="4"/>&lt;vcpupin vcpu="6" cpuset="4"/&gt;</text:span></text:p>
      <text:p text:style-name="Preformatted_20_Text"><text:span text:style-name="Source_20_Text"><text:s text:c="4"/>&lt;vcpupin vcpu="7" cpuset="12"/&gt;</text:span></text:p>
      <text:p text:style-name="Preformatted_20_Text"><text:span text:style-name="Source_20_Text"><text:s text:c="4"/>&lt;vcpupin vcpu="8" cpuset="5"/&gt;</text:span></text:p>
      <text:p text:style-name="Preformatted_20_Text"><text:span text:style-name="Source_20_Text"><text:s text:c="4"/>&lt;vcpupin vcpu="9" cpuset="13"/&gt;</text:span></text:p>
      <text:p text:style-name="Preformatted_20_Text"><text:span text:style-name="Source_20_Text"><text:s text:c="4"/>&lt;vcpupin vcpu="10" cpuset="6"/&gt;</text:span></text:p>
      <text:p text:style-name="Preformatted_20_Text"><text:span text:style-name="Source_20_Text"><text:s text:c="4"/>&lt;vcpupin vcpu="11" cpuset="14"/&gt;</text:span></text:p>
      <text:p text:style-name="Preformatted_20_Text"><text:span text:style-name="Source_20_Text"><text:s text:c="4"/>&lt;vcpupin vcpu="12" cpuset="7"/&gt;</text:span></text:p>
      <text:p text:style-name="Preformatted_20_Text"><text:span text:style-name="Source_20_Text"><text:s text:c="4"/>&lt;vcpupin vcpu="13" cpuset="15"/&gt;</text:span></text:p>
      <text:p text:style-name="Preformatted_20_Text"><text:span text:style-name="Source_20_Text"><text:s text:c="4"/>&lt;emulatorpin cpuset="0,8"/&gt;</text:span></text:p>
      <text:p text:style-name="Preformatted_20_Text"><text:span text:style-name="Source_20_Text"><text:s text:c="4"/>&lt;iothreadpin iothread="1" cpuset="0,8"/&gt;</text:span></text:p>
      <text:p text:style-name="Preformatted_20_Text"><text:span text:style-name="Source_20_Text"><text:s text:c="2"/>&lt;/cputune&gt;</text:span></text:p>
      <text:p text:style-name="P4"><text:span text:style-name="Source_20_Text">&lt;/vcpu&gt;</text:span></text:p>
      <text:h text:style-name="Heading_20_4" text:outline-level="4">Add CPU Cache and Topology</text:h>
      <text:p text:style-name="Text_20_body">Add this to the <text:span text:style-name="Source_20_Text">&lt;topology&gt;</text:span> section:</text:p>
      <text:p text:style-name="Preformatted_20_Text"><text:span text:style-name="Source_20_Text">&lt;cache mode="passthrough"/&gt;</text:span></text:p>
      <text:p text:style-name="P4"><text:span text:style-name="Source_20_Text">&lt;feature policy="require" name="topoext"/&gt;</text:span></text:p>
      <text:h text:style-name="Heading_20_4" text:outline-level="4">ACPITable and Overcommit</text:h>
      <text:p text:style-name="Text_20_body">Add the following <text:span text:style-name="Source_20_Text">&lt;qemu:commandline&gt;</text:span> entries:</text:p>
      <text:p text:style-name="Preformatted_20_Text"><text:span text:style-name="Source_20_Text">&lt;qemu:commandline&gt;</text:span></text:p>
      <text:p text:style-name="Preformatted_20_Text"><text:span text:style-name="Source_20_Text"><text:s text:c="2"/>&lt;qemu:arg value="-acpitable"/&gt;</text:span></text:p>
      <text:p text:style-name="Preformatted_20_Text"><text:span text:style-name="Source_20_Text"><text:s text:c="2"/>&lt;qemu:arg value="file=/var/mnt/DATAONE/VMs/images/acpitable.bin"/&gt;</text:span></text:p>
      <text:p text:style-name="Preformatted_20_Text"><text:span text:style-name="Source_20_Text"><text:s text:c="2"/>&lt;qemu:arg value="-overcommit"/&gt;</text:span></text:p>
      <text:p text:style-name="Preformatted_20_Text"><text:span text:style-name="Source_20_Text"><text:s text:c="2"/>&lt;qemu:arg value="cpu-pm=on"/&gt;</text:span></text:p>
      <text:p text:style-name="P4"><text:span text:style-name="Source_20_Text">&lt;/qemu:commandline&gt;</text:span></text:p>
      <text:p text:style-name="Text_20_body">To avoid permissions errors, add the <text:span text:style-name="Source_20_Text">acpitable.bin</text:span> as a CD-ROM to your VM.</text:p>
      <text:h text:style-name="Heading_20_4" text:outline-level="4">Hyper-V Settings for VM</text:h>
      <text:p text:style-name="Text_20_body">Add the following to the <text:span text:style-name="Source_20_Text">&lt;hyperv&gt;</text:span> section of the XML:</text:p>
      <text:p text:style-name="Preformatted_20_Text"><text:span text:style-name="Source_20_Text">&lt;hyperv&gt;</text:span></text:p>
      <text:p text:style-name="Preformatted_20_Text"><text:span text:style-name="Source_20_Text"><text:s text:c="2"/>&lt;relaxed state="on"/&gt;</text:span></text:p>
      <text:p text:style-name="Preformatted_20_Text"><text:span text:style-name="Source_20_Text"><text:s text:c="2"/>&lt;vapic state="on"/&gt;</text:span></text:p>
      <text:p text:style-name="Preformatted_20_Text"><text:span text:style-name="Source_20_Text"><text:s text:c="2"/>&lt;spinlocks state="on" retries="8191"/&gt;</text:span></text:p>
      <text:p text:style-name="Preformatted_20_Text"><text:soft-page-break/><text:span text:style-name="Source_20_Text"><text:s text:c="2"/>&lt;vpindex state="on"/&gt;</text:span></text:p>
      <text:p text:style-name="Preformatted_20_Text"><text:span text:style-name="Source_20_Text"><text:s text:c="2"/>&lt;synic state="on"/&gt;</text:span></text:p>
      <text:p text:style-name="Preformatted_20_Text"><text:span text:style-name="Source_20_Text"><text:s text:c="2"/>&lt;stimer state="on"/&gt;</text:span></text:p>
      <text:p text:style-name="Preformatted_20_Text"><text:span text:style-name="Source_20_Text"><text:s text:c="2"/>&lt;reset state="on"/&gt;</text:span></text:p>
      <text:p text:style-name="Preformatted_20_Text"><text:span text:style-name="Source_20_Text"><text:s text:c="2"/>&lt;frequencies state="on"/&gt;</text:span></text:p>
      <text:p text:style-name="P4"><text:span text:style-name="Source_20_Text">&lt;/hyperv&gt;</text:span></text:p>
      <text:h text:style-name="P58" text:outline-level="3">Enable running Games via Network Share</text:h>
      <text:h text:style-name="Heading_20_4" text:outline-level="4">For GOG Games</text:h>
      <text:p text:style-name="Text_20_body">EnableLinkedConnections registry value enables Windows Vista, Windows 7, Windows 8, Windows 8.1, Windows 10 or later to share network connections between the filtered access token and the full administrator access token for a member of the Administrators group. After you configure this registry value, LSA checks whether there is another access token that is associated with the current user session if a network resource is mapped to an access token. If LSA determines that there is a linked access token, it adds the network share to the linked location. <text:line-break/><text:line-break/>1. Run Registry Editor (regedit). <text:line-break/>2. Navigation to the following registry key: <text:line-break/>HKEY_LOCAL_MACHINE\SOFTWARE\Microsoft\Windows\CurrentVersion\Policies\System <text:line-break/>3. Right click on System, then point to New, and then click DWORD (32-bit) Value. <text:line-break/>4. Type EnableLinkedConnections, and then press ENTER. <text:line-break/>5. Right-click EnableLinkedConnections, and then click Modify. <text:line-break/>6. In the Value data box, type 1, and then click OK. <text:line-break/>7. Restart the computer. </text:p>
      <text:h text:style-name="Heading_20_4" text:outline-level="4">For EA Games/Ubisoft/E<text:span text:style-name="T49">tc.</text:span></text:h>
      <text:p text:style-name="P59">EA uses a Background service called "EABackgroundService" - This run<text:span text:style-name="T50">s</text:span> as a System service, and not the logged-in user.</text:p>
      <text:p text:style-name="P60">As the default user, creation of network files are only accessible via the user who generated the Mapping - EA's background service cannot see <text:span text:style-name="T51">the</text:span> mapped drive. <text:span text:style-name="T52">As such we have to create it as the SYSTEM user.</text:span></text:p>
      <text:p text:style-name="P60"><text:span text:style-name="Strong_20_Emphasis">Step one:</text:span> <text:span text:style-name="T53">Create a BAT script with the following command</text:span></text:p>
      <text:p text:style-name="P61"><text:span text:style-name="Source_20_Text"><text:span text:style-name="T54">net use z: </text:span></text:span><text:a xlink:type="simple" xlink:href="file://servername/sharedfolder" text:style-name="Internet_20_link" text:visited-style-name="Visited_20_Internet_20_Link"><text:span text:style-name="Source_20_Text"><text:span text:style-name="T55">\\servername\sharedfolder</text:span></text:span></text:a><text:span text:style-name="Source_20_Text"><text:span text:style-name="T54"> </text:span></text:span><text:span text:style-name="Source_20_Text">/user:username password</text:span></text:p>
      <text:p text:style-name="P61"><text:span text:style-name="Source_20_Text"><text:span text:style-name="T56">Step two: <text:s/></text:span></text:span><text:span text:style-name="Source_20_Text"><text:span text:style-name="T57">Add the bat script to run at startup</text:span></text:span></text:p>
      <text:list text:style-name="L18">
        <text:list-item>
          <text:p text:style-name="P62"><text:span text:style-name="Source_20_Text"><text:span text:style-name="T58">Open the Local Group Policy Editor.</text:span></text:span></text:p>
        </text:list-item>
      </text:list>
      <text:list text:style-name="L19">
        <text:list-item>
          <text:p text:style-name="P63">In the console tree, click <text:span text:style-name="Strong_20_Emphasis">Scripts (Startup/Shutdown)</text:span> . The path is <text:span text:style-name="Strong_20_Emphasis">Computer Configuration\Windows Settings\Scripts (Startup/Shutdown)</text:span> .</text:p>
        </text:list-item>
      </text:list>
      <text:list text:style-name="L20">
        <text:list-item>
          <text:p text:style-name="P64"><text:soft-page-break/>In the results pane, double-click <text:span text:style-name="Strong_20_Emphasis">Startup</text:span> .</text:p>
        </text:list-item>
      </text:list>
      <text:list text:style-name="L21">
        <text:list-item>
          <text:p text:style-name="P65"><text:span text:style-name="T2">In the </text:span><text:span text:style-name="Strong_20_Emphasis"><text:span text:style-name="T2">Startup Properties</text:span></text:span><text:span text:style-name="T2"> dialog box, click </text:span><text:span text:style-name="Strong_20_Emphasis"><text:span text:style-name="T2">Add</text:span></text:span><text:span text:style-name="T2"> <text:s/></text:span><text:span text:style-name="T59">and select the BAT script from the previous step</text:span><text:span text:style-name="T2">.</text:span></text:p>
        </text:list-item>
      </text:list>
      <text:p text:style-name="P66"><text:span text:style-name="T60">Step three</text:span>: Restart the VM.</text:p>
      <text:p text:style-name="P60"><text:span text:style-name="Strong_20_Emphasis">WARNING</text:span>: You can only remove this mapping the same way you created it, from the SYSTEM account. If you need to remove it, follow steps 1 and 2 but change the command <text:s/>to <text:span text:style-name="Source_20_Text">net use z: /delete</text:span>.</text:p>
      <text:p text:style-name="P60"><text:span text:style-name="Strong_20_Emphasis">NOTE</text:span>: The newly created mapped drive will now appear for ALL users of this system but they will see it displayed as "Disconnected Network Drive (Z:)". Do not let the name fool you. It may claim to be disconnected but it will work for everyone.</text:p>
      <text:h text:style-name="Heading_20_3" text:outline-level="3">Additional Tweaks</text:h>
      <text:p text:style-name="Text_20_body">For more optimizations and tweaks, refer to the <text:span text:style-name="Source_20_Text">qemu</text:span> script in the hooks directory.</text:p>
      <text:h text:style-name="P67" text:outline-level="3"><text:span text:style-name="T61">Manual C</text:span>onfigur<text:span text:style-name="T61">ation For</text:span> Shared Network With Hotspot for VM <text:span text:style-name="T62">(EXTRA DOCUMENTATION, </text:span><text:span text:style-name="T63">ALREADY </text:span><text:span text:style-name="T64">COVERED IN MAIN SECTION</text:span><text:span text:style-name="T62">)</text:span></text:h>
      <text:p text:style-name="P68"><text:span text:style-name="T2">Okay, let's break down how to achieve this setup. The core idea is to create a separate network for your hotspot clients and the VM, bridged together, and then route traffic from this network to the internet via your host's primary Wi-Fi connection (</text:span><text:span text:style-name="Source_20_Text"><text:span text:style-name="T2">wlan0</text:span></text:span><text:span text:style-name="T2">). We'll use the USB Wi-Fi adapter (</text:span><text:span text:style-name="Source_20_Text"><text:span text:style-name="T2">wlan1</text:span></text:span><text:span text:style-name="T2">) for the hotspot.</text:span></text:p>
      <text:section text:style-name="Sect1" text:name="model-response-message-contentr_eb07860e5b5bb550">
        <text:p text:style-name="P69"><text:span text:style-name="T2">You are correct that bridging a standard Wi-Fi client interface (</text:span><text:span text:style-name="Source_20_Text"><text:span text:style-name="T2">wlan0</text:span></text:span><text:span text:style-name="T2"> in your case) is generally not possible due to 802.11 protocol limitations. However, bridging a Wi-Fi interface operating in Access Point (AP) mode (</text:span><text:span text:style-name="Source_20_Text"><text:span text:style-name="T2">wlan1</text:span></text:span><text:span text:style-name="T2">) </text:span><text:span text:style-name="Emphasis"><text:span text:style-name="T2">is</text:span></text:span><text:span text:style-name="T2"> possible and is the standard way to connect AP clients to a wired (or in this case, virtual) network. Macvtap in bridge mode wouldn't work with </text:span><text:span text:style-name="Source_20_Text"><text:span text:style-name="T2">wlan0</text:span></text:span><text:span text:style-name="T2"> either for the same reasons.</text:span></text:p>
        <text:p text:style-name="P69"><text:span text:style-name="T2">Using a libvirt </text:span><text:span text:style-name="Emphasis"><text:span text:style-name="T2">routed</text:span></text:span><text:span text:style-name="T2"> network would isolate the VM on its own subnet, requiring routing between the hotspot clients' subnet and the VM's subnet. While possible, it adds complexity and might interfere with device discovery protocols. A </text:span><text:span text:style-name="Emphasis"><text:span text:style-name="T2">bridged</text:span></text:span><text:span text:style-name="T2"> setup where the hotspot clients and the VM share the same Layer 2 network is simpler and directly meets your requirement for seamless access without port forwarding.</text:span></text:p>
        <text:p text:style-name="P69"><text:span text:style-name="T2">We will create a bridge interface on the host, add the USB Wi-Fi card (in AP mode) to this bridge, and then configure the libvirt network to use this existing host bridge. We will use </text:span><text:span text:style-name="Source_20_Text"><text:span text:style-name="T2">iproute2</text:span></text:span><text:span text:style-name="T2"> or </text:span><text:span text:style-name="Source_20_Text"><text:span text:style-name="T2">nmcli</text:span></text:span><text:span text:style-name="T2"> for bridge management instead of </text:span><text:span text:style-name="Source_20_Text"><text:span text:style-name="T2">bridge-utils</text:span></text:span><text:span text:style-name="T2">.</text:span></text:p>
        <text:p text:style-name="P69"><text:span text:style-name="Strong_20_Emphasis"><text:span text:style-name="T2">Prerequisites:</text:span></text:span></text:p>
        <text:list text:style-name="L22">
          <text:list-item>
            <text:p text:style-name="P70"><text:span text:style-name="Strong_20_Emphasis"><text:span text:style-name="T2">Identify Interfaces:</text:span></text:span><text:span text:style-name="T2"> Confirm your PCIe Wi-Fi is </text:span><text:span text:style-name="Source_20_Text"><text:span text:style-name="T2">wlan0</text:span></text:span><text:span text:style-name="T2"> and your USB Wi-Fi is </text:span><text:span text:style-name="Source_20_Text"><text:span text:style-name="T2">wlan1</text:span></text:span><text:span text:style-name="T2">. Use </text:span><text:span text:style-name="Source_20_Text"><text:span text:style-name="T2">iw dev</text:span></text:span><text:span text:style-name="T2"> or </text:span><text:span text:style-name="Source_20_Text"><text:span text:style-name="T2">ip link</text:span></text:span><text:span text:style-name="T2"> to verify. </text:span></text:p>
          </text:list-item>
          <text:list-item>
            <text:p text:style-name="P70"><text:soft-page-break/><text:span text:style-name="Strong_20_Emphasis"><text:span text:style-name="T2">Check USB Wi-Fi Capabilities:</text:span></text:span><text:span text:style-name="T2"> Ensure </text:span><text:span text:style-name="Source_20_Text"><text:span text:style-name="T2">wlan1</text:span></text:span><text:span text:style-name="T2"> supports AP (Access Point) mode and 5GHz. Run </text:span><text:span text:style-name="Source_20_Text"><text:span text:style-name="T2">iw list</text:span></text:span><text:span text:style-name="T2"> and look under the section for your USB adapter (</text:span><text:span text:style-name="Source_20_Text"><text:span text:style-name="T2">wlan1</text:span></text:span><text:span text:style-name="T2">). Check for </text:span><text:span text:style-name="Source_20_Text"><text:span text:style-name="T2">Supported interface modes:</text:span></text:span><text:span text:style-name="T2"> (should include </text:span><text:span text:style-name="Source_20_Text"><text:span text:style-name="T2">AP</text:span></text:span><text:span text:style-name="T2">) and </text:span><text:span text:style-name="Source_20_Text"><text:span text:style-name="T2">Band 2:</text:span></text:span><text:span text:style-name="T2"> (should list 5GHz channels/frequencies). </text:span></text:p>
          </text:list-item>
          <text:list-item>
            <text:p text:style-name="P70"><text:span text:style-name="Strong_20_Emphasis"><text:span text:style-name="T2">Install Necessary Software:</text:span></text:span><text:span text:style-name="T2"> </text:span></text:p>
            <text:p text:style-name="P71">Bash</text:p>
            <text:p text:style-name="P72"><text:span text:style-name="Source_20_Text"><text:span text:style-name="T2"># Debian/Ubuntu based</text:span></text:span></text:p>
            <text:p text:style-name="P73"><text:span text:style-name="Source_20_Text"><text:span text:style-name="T2">sudo apt update</text:span></text:span></text:p>
            <text:p text:style-name="P73"><text:span text:style-name="Source_20_Text"><text:span text:style-name="T2">sudo apt install hostapd dnsmasq</text:span></text:span></text:p>
            <text:p text:style-name="P73"/>
            <text:p text:style-name="P72"><text:span text:style-name="Source_20_Text"><text:span text:style-name="T2"># Fedora/RHEL based</text:span></text:span></text:p>
            <text:p text:style-name="P73"><text:span text:style-name="Source_20_Text"><text:span text:style-name="T2">sudo dnf update</text:span></text:span></text:p>
            <text:p text:style-name="P73"><text:span text:style-name="Source_20_Text"><text:span text:style-name="T2">sudo dnf install hostapd dnsmasq</text:span></text:span></text:p>
            <text:p text:style-name="P70"><text:span text:style-name="Emphasis"><text:span text:style-name="T2">(Note: </text:span></text:span><text:span text:style-name="Emphasis"><text:span text:style-name="Source_20_Text"><text:span text:style-name="T2">iptables-persistent</text:span></text:span></text:span><text:span text:style-name="Emphasis"><text:span text:style-name="T2">/</text:span></text:span><text:span text:style-name="Emphasis"><text:span text:style-name="Source_20_Text"><text:span text:style-name="T2">iptables-services</text:span></text:span></text:span><text:span text:style-name="Emphasis"><text:span text:style-name="T2"> is for saving firewall rules across reboots).</text:span></text:span><text:span text:style-name="T2"> </text:span></text:p>
          </text:list-item>
        </text:list>
        <text:p text:style-name="P69"><text:span text:style-name="Strong_20_Emphasis"><text:span text:style-name="T2">Steps:</text:span></text:span></text:p>
        <text:p text:style-name="P69"><text:span text:style-name="Strong_20_Emphasis"><text:span text:style-name="T2">Step 1: Create a Network Bridge on the Host</text:span></text:span></text:p>
        <text:p text:style-name="P69"><text:span text:style-name="T2">We'll create a bridge interface (e.g., </text:span><text:span text:style-name="Source_20_Text"><text:span text:style-name="T2">br-hotspot</text:span></text:span><text:span text:style-name="T2">) that will connect the hotspot interface (</text:span><text:span text:style-name="Source_20_Text"><text:span text:style-name="T2">wlan1</text:span></text:span><text:span text:style-name="T2">) and the VM's virtual NIC.</text:span></text:p>
        <text:list text:continue-list="list3098040269" text:style-name="L10">
          <text:list-item>
            <text:p text:style-name="P74"><text:span text:style-name="Strong_20_Emphasis"><text:span text:style-name="T2">Using </text:span></text:span><text:span text:style-name="Strong_20_Emphasis"><text:span text:style-name="Source_20_Text"><text:span text:style-name="T2">iproute2</text:span></text:span></text:span><text:span text:style-name="Strong_20_Emphasis"><text:span text:style-name="T2">:</text:span></text:span></text:p>
            <text:p text:style-name="P75">Bash</text:p>
            <text:p text:style-name="P76"><text:span text:style-name="Source_20_Text"><text:span text:style-name="T2"># Create the bridge</text:span></text:span><text:span text:style-name="T2"/></text:p>
            <text:p text:style-name="P76"><text:span text:style-name="Source_20_Text"><text:span text:style-name="T2">sudo ip link add name br-hotspot type bridge</text:span></text:span></text:p>
            <text:p text:style-name="P76"><text:span text:style-name="Source_20_Text"><text:span text:style-name="T2"># Bring the bridge up</text:span></text:span></text:p>
            <text:p text:style-name="P76"><text:span text:style-name="Source_20_Text"><text:span text:style-name="T2">sudo ip link set br-hotspot up</text:span></text:span></text:p>
            <text:p text:style-name="P76"><text:span text:style-name="Source_20_Text"><text:span text:style-name="T2"># Assign a static IP to the bridge (this will be the gateway for hotspot clients and VM)</text:span></text:span></text:p>
            <text:p text:style-name="P76"><text:span text:style-name="Source_20_Text"><text:span text:style-name="T2"># Choose a subnet not used elsewhere, e.g., 192.168.42.0/24</text:span></text:span></text:p>
            <text:p text:style-name="P77"><text:span text:style-name="Source_20_Text"><text:span text:style-name="T2">sudo ip addr add 192.168.</text:span></text:span><text:span text:style-name="Source_20_Text"><text:span text:style-name="T65">42</text:span></text:span><text:span text:style-name="Source_20_Text"><text:span text:style-name="T2">.1/24 dev br-hotspot</text:span></text:span></text:p>
            <text:p text:style-name="P74"><text:span text:style-name="Emphasis"><text:span text:style-name="T2">(To make </text:span></text:span><text:span text:style-name="Emphasis"><text:span text:style-name="Source_20_Text"><text:span text:style-name="T2">iproute2</text:span></text:span></text:span><text:span text:style-name="Emphasis"><text:span text:style-name="T2"> changes persistent, you'd typically use your distribution's network configuration files, e.g., </text:span></text:span><text:span text:style-name="Emphasis"><text:span text:style-name="Source_20_Text"><text:span text:style-name="T2">/etc/network/interfaces</text:span></text:span></text:span><text:span text:style-name="Emphasis"><text:span text:style-name="T2"> on Debian/Ubuntu or </text:span></text:span><text:span text:style-name="Emphasis"><text:span text:style-name="Source_20_Text"><text:span text:style-name="T2">/etc/sysconfig/network-scripts/</text:span></text:span></text:span><text:span text:style-name="Emphasis"><text:span text:style-name="T2"> on older RHEL/Fedora, or use NetworkManager).</text:span></text:span></text:p>
          </text:list-item>
          <text:list-item>
            <text:p text:style-name="P74"><text:span text:style-name="Strong_20_Emphasis"><text:span text:style-name="T2">Using </text:span></text:span><text:span text:style-name="Strong_20_Emphasis"><text:span text:style-name="Source_20_Text"><text:span text:style-name="T2">NetworkManager</text:span></text:span></text:span><text:span text:style-name="Strong_20_Emphasis"><text:span text:style-name="T2"> (Often preferred on desktops/laptops):</text:span></text:span></text:p>
            <text:p text:style-name="P75">Bash</text:p>
            <text:p text:style-name="P78"><text:span text:style-name="Source_20_Text"><text:span text:style-name="T2"># Add the bridge connection profile</text:span></text:span></text:p>
            <text:p text:style-name="P78"><text:span text:style-name="Source_20_Text"><text:span text:style-name="T2">sudo nmcli con add type bridge ifname br-hotspot con-name br-hotspot autoconnect yes</text:span></text:span></text:p>
            <text:p text:style-name="P78"><text:span text:style-name="Source_20_Text"><text:span text:style-name="T2"># Configure the bridge IP address</text:span></text:span></text:p>
            <text:p text:style-name="P78"><text:span text:style-name="Source_20_Text"><text:span text:style-name="T2">sudo nmcli con modify br-hotspot ipv4.method manual ipv4.addresses 192.168.</text:span></text:span><text:span text:style-name="Source_20_Text"><text:span text:style-name="T66">42</text:span></text:span><text:span text:style-name="Source_20_Text"><text:span text:style-name="T2">.1/24 <text:s/># No gateway needed on the bridge itself</text:span></text:span></text:p>
            <text:p text:style-name="P78"><text:span text:style-name="Source_20_Text"><text:span text:style-name="T2"># Disable Spanning Tree Protocol (usually not needed for a simple setup)</text:span></text:span></text:p>
            <text:p text:style-name="P79"><text:span text:style-name="Source_20_Text"><text:span text:style-name="T2">sudo nmcli con modify br-hotspot bridge.stp no</text:span></text:span></text:p>
            <text:p text:style-name="P78"><text:span text:style-name="Source_20_Text"><text:span text:style-name="T2"># Bring the connection up (might already be up due to autoconnect)</text:span></text:span></text:p>
            <text:p text:style-name="P79"><text:soft-page-break/><text:span text:style-name="Source_20_Text"><text:span text:style-name="T2">sudo nmcli con up br-hotspot</text:span></text:span></text:p>
            <text:p text:style-name="P74"><text:span text:style-name="Emphasis"><text:span text:style-name="T2">Make sure </text:span></text:span><text:span text:style-name="Emphasis"><text:span text:style-name="Source_20_Text"><text:span text:style-name="T2">wlan1</text:span></text:span></text:span><text:span text:style-name="Emphasis"><text:span text:style-name="T2"> is not automatically managed by NetworkManager in client mode if you plan to use </text:span></text:span><text:span text:style-name="Emphasis"><text:span text:style-name="Source_20_Text"><text:span text:style-name="T2">hostapd</text:span></text:span></text:span><text:span text:style-name="Emphasis"><text:span text:style-name="T2"> manually. You might need to tell NetworkManager to ignore it (</text:span></text:span><text:span text:style-name="Emphasis"><text:span text:style-name="Source_20_Text"><text:span text:style-name="T2">unmanaged-devices</text:span></text:span></text:span><text:span text:style-name="Emphasis"><text:span text:style-name="T2">) or configure it specifically for AP mode within NetworkManager.</text:span></text:span></text:p>
          </text:list-item>
        </text:list>
        <text:p text:style-name="P69"><text:span text:style-name="Strong_20_Emphasis"><text:span text:style-name="T2">Step 2: Configure the Hotspot (hostapd + dnsmasq)</text:span></text:span></text:p>
        <text:p text:style-name="P69"><text:span text:style-name="T2">These tools will manage the Wi-Fi AP (</text:span><text:span text:style-name="Source_20_Text"><text:span text:style-name="T2">hostapd</text:span></text:span><text:span text:style-name="T2">) and provide DHCP/DNS services (</text:span><text:span text:style-name="Source_20_Text"><text:span text:style-name="T2">dnsmasq</text:span></text:span><text:span text:style-name="T2">) to clients connecting to the hotspot (and the VM via the bridge).</text:span></text:p>
        <text:list text:style-name="L23">
          <text:list-item>
            <text:p text:style-name="P80"><text:span text:style-name="Strong_20_Emphasis"><text:span text:style-name="T2">Configure </text:span></text:span><text:span text:style-name="Strong_20_Emphasis"><text:span text:style-name="Source_20_Text"><text:span text:style-name="T2">hostapd</text:span></text:span></text:span><text:span text:style-name="Strong_20_Emphasis"><text:span text:style-name="T2">:</text:span></text:span><text:span text:style-name="T2"> Create </text:span><text:span text:style-name="Source_20_Text"><text:span text:style-name="T2">/etc/hostapd/hostapd.conf</text:span></text:span><text:span text:style-name="T2"> (adjust path if needed).</text:span></text:p>
            <text:p text:style-name="P81">Ini, TOML</text:p>
            <text:p text:style-name="P82"><text:span text:style-name="Source_20_Text"><text:span text:style-name="T2"># Interface to use and bridge to attach it to</text:span></text:span></text:p>
            <text:p text:style-name="P82"><text:span text:style-name="Source_20_Text"><text:span text:style-name="T2">interface=wlan1</text:span></text:span></text:p>
            <text:p text:style-name="P82"><text:span text:style-name="Source_20_Text"><text:span text:style-name="T2">bridge=br-hotspot</text:span></text:span></text:p>
            <text:p text:style-name="P82"><text:span text:style-name="Source_20_Text"><text:span text:style-name="T2">driver=nl80211 # Standard Linux driver</text:span></text:span></text:p>
            <text:p text:style-name="P83"/>
            <text:p text:style-name="P82"><text:span text:style-name="Source_20_Text"><text:span text:style-name="T2"># Basic AP settings</text:span></text:span></text:p>
            <text:p text:style-name="P82"><text:span text:style-name="Source_20_Text"><text:span text:style-name="T2">ssid=Your_5GHz_Hotspot # Choose your network name</text:span></text:span></text:p>
            <text:p text:style-name="P82"><text:span text:style-name="Source_20_Text"><text:span text:style-name="T2">hw_mode=a <text:s text:c="9"/># 'a' for 5GHz (802.11a/n/ac)</text:span></text:span></text:p>
            <text:p text:style-name="P82"><text:span text:style-name="Source_20_Text"><text:span text:style-name="T2">channel=44 <text:s text:c="8"/># Choose a free 5GHz channel (e.g., 36, 40, 44, 48, etc. Check 'iw list')</text:span></text:span></text:p>
            <text:p text:style-name="P82"><text:span text:style-name="Source_20_Text"><text:span text:style-name="T2">ieee80211n=1 <text:s text:c="6"/># Enable 802.11n</text:span></text:span></text:p>
            <text:p text:style-name="P82"><text:span text:style-name="Source_20_Text"><text:span text:style-name="T2">ieee80211ac=1 <text:s text:c="5"/># Enable 802.11ac (if card supports it)</text:span></text:span></text:p>
            <text:p text:style-name="P82"><text:span text:style-name="Source_20_Text"><text:span text:style-name="T2">wmm_enabled=1 <text:s text:c="5"/># Required for N/AC speeds</text:span></text:span></text:p>
            <text:p text:style-name="P83"/>
            <text:p text:style-name="P82"><text:span text:style-name="Source_20_Text"><text:span text:style-name="T2"># Security (WPA2-PSK - Recommended)</text:span></text:span></text:p>
            <text:p text:style-name="P82"><text:span text:style-name="Source_20_Text"><text:span text:style-name="T2">macaddr_acl=0 <text:s text:c="5"/># Accept all MAC addresses</text:span></text:span></text:p>
            <text:p text:style-name="P82"><text:span text:style-name="Source_20_Text"><text:span text:style-name="T2">auth_algs=1 <text:s text:c="7"/># WPA2-PSK</text:span></text:span></text:p>
            <text:p text:style-name="P82"><text:span text:style-name="Source_20_Text"><text:span text:style-name="T2">ignore_broadcast_ssid=0 # Make SSID visible</text:span></text:span></text:p>
            <text:p text:style-name="P82"><text:span text:style-name="Source_20_Text"><text:span text:style-name="T2">wpa=2</text:span></text:span></text:p>
            <text:p text:style-name="P82"><text:span text:style-name="Source_20_Text"><text:span text:style-name="T2">wpa_passphrase=YourSecurePassword # Choose a strong password (at least 8 characters)</text:span></text:span></text:p>
            <text:p text:style-name="P82"><text:span text:style-name="Source_20_Text"><text:span text:style-name="T2">wpa_key_mgmt=WPA-PSK</text:span></text:span></text:p>
            <text:p text:style-name="P82"><text:span text:style-name="Source_20_Text"><text:span text:style-name="T2">rsn_pairwise=CCMP <text:s/># Use CCMP (AES) for WPA2</text:span></text:span></text:p>
            <text:p text:style-name="P82"><text:span text:style-name="Source_20_Text"><text:span text:style-name="T2"># wpa_pairwise=TKIP CCMP # Avoid TKIP if possible, CCMP is more secure</text:span></text:span></text:p>
            <text:list>
              <text:list-item>
                <text:p text:style-name="P80"><text:span text:style-name="Strong_20_Emphasis"><text:span text:style-name="T2">Important:</text:span></text:span><text:span text:style-name="T2"> Ensure </text:span><text:span text:style-name="Source_20_Text"><text:span text:style-name="T2">wlan1</text:span></text:span><text:span text:style-name="T2"> is not being actively managed by NetworkManager or other network services when </text:span><text:span text:style-name="Source_20_Text"><text:span text:style-name="T2">hostapd</text:span></text:span><text:span text:style-name="T2"> tries to use it. If using NetworkManager, configuring the AP mode </text:span><text:span text:style-name="Emphasis"><text:span text:style-name="T2">within</text:span></text:span><text:span text:style-name="T2"> NetworkManager might be an alternative, but </text:span><text:span text:style-name="Source_20_Text"><text:span text:style-name="T2">hostapd</text:span></text:span><text:span text:style-name="T2"> often offers more control. </text:span></text:p>
              </text:list-item>
            </text:list>
          </text:list-item>
          <text:list-item>
            <text:p text:style-name="P80"><text:span text:style-name="Strong_20_Emphasis"><text:span text:style-name="T2">Configure </text:span></text:span><text:span text:style-name="Strong_20_Emphasis"><text:span text:style-name="Source_20_Text"><text:span text:style-name="T2">dnsmasq</text:span></text:span></text:span><text:span text:style-name="Strong_20_Emphasis"><text:span text:style-name="T2">:</text:span></text:span><text:span text:style-name="T2"> Create a config file, e.g., </text:span><text:span text:style-name="Source_20_Text"><text:span text:style-name="T2">/etc/dnsmasq.d/hotspot.conf</text:span></text:span><text:span text:style-name="T2">.</text:span></text:p>
            <text:p text:style-name="P81">Ini, TOML</text:p>
            <text:p text:style-name="P82"><text:span text:style-name="Source_20_Text"><text:span text:style-name="T2"># Listen only on the bridge interface</text:span></text:span></text:p>
            <text:p text:style-name="P82"><text:span text:style-name="Source_20_Text"><text:span text:style-name="T2">interface=br-hotspot</text:span></text:span></text:p>
            <text:p text:style-name="P82"><text:span text:style-name="Source_20_Text"><text:span text:style-name="T2">bind-interfaces # Important for security/correctness</text:span></text:span></text:p>
            <text:p text:style-name="P83"/>
            <text:p text:style-name="P82"><text:span text:style-name="Source_20_Text"><text:span text:style-name="T2"># DHCP range for clients (must be in the same subnet as the bridge IP)</text:span></text:span></text:p>
            <text:p text:style-name="P82"><text:soft-page-break/><text:span text:style-name="Source_20_Text"><text:span text:style-name="T2"># Format: start_ip, end_ip, subnet_mask, lease_time</text:span></text:span></text:p>
            <text:p text:style-name="P82"><text:span text:style-name="Source_20_Text"><text:span text:style-name="T2">dhcp-range=192.168.</text:span></text:span><text:span text:style-name="Source_20_Text"><text:span text:style-name="T67">42</text:span></text:span><text:span text:style-name="Source_20_Text"><text:span text:style-name="T2">.100,192.168.</text:span></text:span><text:span text:style-name="Source_20_Text"><text:span text:style-name="T67">42</text:span></text:span><text:span text:style-name="Source_20_Text"><text:span text:style-name="T2">.200,255.255.255.0,12h</text:span></text:span></text:p>
            <text:p text:style-name="P83"/>
            <text:p text:style-name="P82"><text:span text:style-name="Source_20_Text"><text:span text:style-name="T2"># Provide the bridge IP as the gateway (router)</text:span></text:span></text:p>
            <text:p text:style-name="P82"><text:span text:style-name="Source_20_Text"><text:span text:style-name="T2">dhcp-option=option:router,192.168.</text:span></text:span><text:span text:style-name="Source_20_Text"><text:span text:style-name="T67">42</text:span></text:span><text:span text:style-name="Source_20_Text"><text:span text:style-name="T2">.1</text:span></text:span></text:p>
            <text:p text:style-name="P83"/>
            <text:p text:style-name="P82"><text:span text:style-name="Source_20_Text"><text:span text:style-name="T2"># Provide DNS servers (can use the host itself, or public DNS)</text:span></text:span></text:p>
            <text:p text:style-name="P82"><text:span text:style-name="Source_20_Text"><text:span text:style-name="T2">dhcp-option=option:dns-server,192.168.</text:span></text:span><text:span text:style-name="Source_20_Text"><text:span text:style-name="T68">42</text:span></text:span><text:span text:style-name="Source_20_Text"><text:span text:style-name="T2">.1 # Use dnsmasq itself for DNS relay/caching</text:span></text:span></text:p>
            <text:p text:style-name="P82"><text:span text:style-name="Source_20_Text"><text:span text:style-name="T2"># dhcp-option=option:dns-server,8.8.8.8,1.1.1.1 # Or use Google/Cloudflare DNS</text:span></text:span></text:p>
            <text:p text:style-name="P83"/>
            <text:p text:style-name="P82"><text:span text:style-name="Source_20_Text"><text:span text:style-name="T2"># Optional: Log DHCP actions for debugging</text:span></text:span></text:p>
            <text:p text:style-name="P82"><text:span text:style-name="Source_20_Text"><text:span text:style-name="T2"># log-dhcp</text:span></text:span></text:p>
          </text:list-item>
          <text:list-item>
            <text:p text:style-name="P80"><text:span text:style-name="Strong_20_Emphasis"><text:span text:style-name="T2">Start and Enable Services:</text:span></text:span></text:p>
            <text:p text:style-name="P81">Bash</text:p>
            <text:p text:style-name="P82"><text:span text:style-name="Source_20_Text"><text:span text:style-name="T2">sudo systemctl stop systemd-resolved # Often conflicts with dnsmasq on port 53</text:span></text:span></text:p>
            <text:p text:style-name="P82"><text:span text:style-name="Source_20_Text"><text:span text:style-name="T2">sudo systemctl disable systemd-resolved # Optional: disable permanently if using dnsmasq fully</text:span></text:span></text:p>
            <text:p text:style-name="P83"/>
            <text:p text:style-name="P83"><text:span text:style-name="Source_20_Text"><text:span text:style-name="T2">sudo systemctl start hostapd</text:span></text:span></text:p>
            <text:p text:style-name="P83"><text:span text:style-name="Source_20_Text"><text:span text:style-name="T2">sudo systemctl start dnsmasq</text:span></text:span></text:p>
            <text:p text:style-name="P82"><text:span text:style-name="Source_20_Text"><text:span text:style-name="T2">sudo systemctl enable hostapd # Start on boot</text:span></text:span></text:p>
            <text:p text:style-name="P82"><text:span text:style-name="Source_20_Text"><text:span text:style-name="T2">sudo systemctl enable dnsmasq # Start on boot</text:span></text:span></text:p>
            <text:p text:style-name="P80"><text:span text:style-name="Emphasis"><text:span text:style-name="T2">(Check service status with </text:span></text:span><text:span text:style-name="Emphasis"><text:span text:style-name="Source_20_Text"><text:span text:style-name="T2">systemctl status hostapd dnsmasq</text:span></text:span></text:span><text:span text:style-name="Emphasis"><text:span text:style-name="T2">)</text:span></text:span></text:p>
          </text:list-item>
        </text:list>
        <text:p text:style-name="P69"><text:span text:style-name="Strong_20_Emphasis"><text:span text:style-name="T2">Step 3: Enable IP Forwarding and NAT on the Host</text:span></text:span></text:p>
        <text:p text:style-name="P84"><text:span text:style-name="T2">This allows devices connected to </text:span><text:span text:style-name="Source_20_Text"><text:span text:style-name="T2">br-hotspot</text:span></text:span><text:span text:style-name="T2"> (hotspot clients and the VM) to reach the internet via your host's primary internet connection (</text:span><text:span text:style-name="Source_20_Text"><text:span text:style-name="T2">wlan0</text:span></text:span><text:span text:style-name="T2">).</text:span></text:p>
        <text:list text:style-name="L24">
          <text:list-item>
            <text:p text:style-name="P85"><text:span text:style-name="Strong_20_Emphasis"><text:span text:style-name="T69">O</text:span></text:span><text:span text:style-name="Strong_20_Emphasis"><text:span text:style-name="T70">pen the dnsmasq and dns ports in firewalld</text:span></text:span><text:span text:style-name="Strong_20_Emphasis"><text:span text:style-name="T2">:</text:span></text:span></text:p>
            <text:p text:style-name="P86">Bash</text:p>
            <text:p text:style-name="P87"><text:span text:style-name="Source_20_Text"><text:span text:style-name="T71">#0. Create hotspot zone</text:span></text:span></text:p>
            <text:p text:style-name="P87"><text:span text:style-name="Source_20_Text"><text:span text:style-name="T72">sudo firewall-cmd --permanent --new-zone=hotspot</text:span></text:span></text:p>
            <text:p text:style-name="P87"><text:span text:style-name="Source_20_Text"><text:span text:style-name="T73"># 1. Assign bridge interface to the '</text:span></text:span><text:span text:style-name="Source_20_Text"><text:span text:style-name="T74">hotspot</text:span></text:span><text:span text:style-name="Source_20_Text"><text:span text:style-name="T73">' zone (if not already done) </text:span></text:span></text:p>
            <text:p text:style-name="P87"><text:span text:style-name="Source_20_Text"><text:span text:style-name="T75">sudo firewall-cmd --permanent --zone=</text:span></text:span><text:span text:style-name="Source_20_Text"><text:span text:style-name="T76">hotspot</text:span></text:span><text:span text:style-name="Source_20_Text"><text:span text:style-name="T75"> --add-interface=br-hotspot </text:span></text:span></text:p>
            <text:p text:style-name="P87"><text:span text:style-name="Source_20_Text"><text:span text:style-name="T73"># 2. Allow DHCP service in the 'internal' zone </text:span></text:span></text:p>
            <text:p text:style-name="P87"><text:span text:style-name="Source_20_Text"><text:span text:style-name="T75">sudo firewall-cmd --permanent --zone=</text:span></text:span><text:span text:style-name="Source_20_Text"><text:span text:style-name="T76">hotspot</text:span></text:span><text:span text:style-name="Source_20_Text"><text:span text:style-name="T75"> --add-service=dhcp </text:span></text:span></text:p>
            <text:p text:style-name="P87"><text:span text:style-name="Source_20_Text"><text:span text:style-name="T73"># 3. Allow DNS service in the 'internal' zone </text:span></text:span></text:p>
            <text:p text:style-name="P87"><text:span text:style-name="Source_20_Text"><text:span text:style-name="T75">sudo firewall-cmd --permanent --zone=</text:span></text:span><text:span text:style-name="Source_20_Text"><text:span text:style-name="T76">hotspot</text:span></text:span><text:span text:style-name="Source_20_Text"><text:span text:style-name="T75"> --add-service=dns </text:span></text:span></text:p>
            <text:p text:style-name="P87"><text:span text:style-name="Source_20_Text"><text:span text:style-name="T73"># 4. Reload firewalld to apply changes </text:span></text:span></text:p>
            <text:p text:style-name="P87"><text:span text:style-name="Source_20_Text"><text:span text:style-name="T75">sudo firewall-cmd --reload </text:span></text:span></text:p>
            <text:p text:style-name="P87"><text:span text:style-name="Source_20_Text"><text:span text:style-name="T73"># 5. Verify (optional) </text:span></text:span></text:p>
            <text:p text:style-name="P87"><text:span text:style-name="Source_20_Text"><text:span text:style-name="T75">sudo firewall-cmd --zone=hotspot --list-all</text:span></text:span></text:p>
          </text:list-item>
          <text:list-item>
            <text:p text:style-name="P85"><text:span text:style-name="Strong_20_Emphasis"><text:span text:style-name="T2">Set up NAT (Masquerading):</text:span></text:span></text:p>
            <text:p text:style-name="P86">Bash</text:p>
            <text:p text:style-name="P88"><text:span text:style-name="Source_20_Text"><text:span text:style-name="T2"># This rule tells iptables to rewrite the source IP for traffic going out <text:s/>wlp4s0</text:span></text:span></text:p>
            <text:p text:style-name="P89"><text:span text:style-name="Source_20_Text"><text:span text:style-name="T2"># from the br-hotspot network, making it look like it came from the host.</text:span></text:span></text:p>
            <text:p text:style-name="P90"><text:soft-page-break/><text:span text:style-name="Source_20_Text"><text:span text:style-name="T2">sudo iptables -t nat -A POSTROUTING -s 192.168.42.0/24 -o wlp4s0 -j MASQUERADE</text:span></text:span></text:p>
            <text:p text:style-name="P91"><text:span text:style-name="Source_20_Text"><text:span text:style-name="T77"/></text:span></text:p>
            <text:p text:style-name="P91"><text:span text:style-name="Source_20_Text"><text:span text:style-name="T78">O</text:span></text:span><text:span text:style-name="Source_20_Text"><text:span text:style-name="T79">n systems like Fedora Silverblue, using </text:span></text:span><text:span text:style-name="Source_20_Text"><text:span text:style-name="T80">iptables</text:span></text:span><text:span text:style-name="Source_20_Text"><text:span text:style-name="T79"> directly, especially via the </text:span></text:span><text:span text:style-name="Source_20_Text"><text:span text:style-name="T80">firewalld</text:span></text:span><text:span text:style-name="Source_20_Text"><text:span text:style-name="T79"> direct interface, is discouraged and deprecated. The goal is to manage firewall rules entirely through </text:span></text:span><text:span text:style-name="Source_20_Text"><text:span text:style-name="T80">firewalld</text:span></text:span><text:span text:style-name="Source_20_Text"><text:span text:style-name="T79">'s native features like zones, services, ports, and rich rules.</text:span></text:span></text:p>
          </text:list-item>
        </text:list>
        <text:p text:style-name="P92"><text:span text:style-name="Source_20_Text"><text:span text:style-name="T24"><text:tab/></text:span></text:span></text:p>
        <text:p text:style-name="P92"><text:span text:style-name="Source_20_Text"><text:span text:style-name="T25"><text:tab/></text:span></text:span><text:span text:style-name="Source_20_Text"><text:span text:style-name="T26">Enable Kernel IP Forwarding (Permanent):</text:span></text:span></text:p>
        <text:p text:style-name="P92"><text:span text:style-name="Source_20_Text"><text:span text:style-name="T26"><text:tab/># Create or modify a sysctl configuration file for persistence </text:span></text:span></text:p>
        <text:p text:style-name="P92"><text:span text:style-name="Source_20_Text"><text:span text:style-name="T26"><text:tab/></text:span></text:span><text:span text:style-name="Source_20_Text"><text:span text:style-name="T25">echo "net.ipv4.ip_forward = 1" | sudo tee /etc/sysctl.d/99-forwarding.conf </text:span></text:span></text:p>
        <text:p text:style-name="P92"><text:span text:style-name="Source_20_Text"><text:span text:style-name="T26"><text:tab/># Apply the setting immediately without rebooting </text:span></text:span></text:p>
        <text:p text:style-name="P92"><text:span text:style-name="Source_20_Text"><text:span text:style-name="T26"><text:tab/></text:span></text:span><text:span text:style-name="Source_20_Text"><text:span text:style-name="T25">sudo sysctl -p /etc/sysctl.d/99-forwarding.conf # You can verify with: sysctl net.ipv4.ip_forward</text:span></text:span><text:span text:style-name="Source_20_Text"><text:span text:style-name="T26"><text:tab/></text:span></text:span></text:p>
        <text:p text:style-name="P92"><text:span text:style-name="Source_20_Text"><text:span text:style-name="T26"/></text:span></text:p>
        <text:p text:style-name="P93"><text:span text:style-name="Source_20_Text"><text:span text:style-name="T26"><text:tab/>Assign Interfaces and Sources to </text:span></text:span><text:span text:style-name="Source_20_Text"><text:span text:style-name="T27">firewalld</text:span></text:span><text:span text:style-name="Source_20_Text"><text:span text:style-name="T26"> Zones:</text:span></text:span></text:p>
        <text:p text:style-name="P93"><text:span text:style-name="Source_20_Text"><text:span text:style-name="T26"><text:tab/># Assign the internet interface to the 'external' zone </text:span></text:span></text:p>
        <text:p text:style-name="P93"><text:span text:style-name="Source_20_Text"><text:span text:style-name="T26"><text:tab/></text:span></text:span><text:span text:style-name="Source_20_Text"><text:span text:style-name="T25">sudo firewall-cmd --permanent --zone=external --change-interface=wlp4s0 </text:span></text:span></text:p>
        <text:p text:style-name="P93"><text:span text:style-name="Source_20_Text"><text:span text:style-name="T26"><text:tab/># Assign the hotspot bridge interface to the '</text:span></text:span><text:span text:style-name="Source_20_Text"><text:span text:style-name="T28">internal</text:span></text:span><text:span text:style-name="Source_20_Text"><text:span text:style-name="T26">' zone </text:span></text:span></text:p>
        <text:p text:style-name="P93"><text:span text:style-name="Source_20_Text"><text:span text:style-name="T26"><text:tab/></text:span></text:span><text:span text:style-name="Source_20_Text"><text:span text:style-name="T25">sudo firewall-cmd --permanent --zone=</text:span></text:span><text:span text:style-name="Source_20_Text"><text:span text:style-name="T29">internal</text:span></text:span><text:span text:style-name="Source_20_Text"><text:span text:style-name="T25"> --change-interface=br-hotspot </text:span></text:span></text:p>
        <text:p text:style-name="P93"><text:span text:style-name="Source_20_Text"><text:span text:style-name="T26"><text:tab/># (Optional</text:span></text:span><text:span text:style-name="Source_20_Text"><text:span text:style-name="T28">)</text:span></text:span><text:span text:style-name="Source_20_Text"><text:span text:style-name="T26"> Explicitly assign the source subnet to '</text:span></text:span><text:span text:style-name="Source_20_Text"><text:span text:style-name="T28">internal</text:span></text:span><text:span text:style-name="Source_20_Text"><text:span text:style-name="T26">' zone </text:span></text:span></text:p>
        <text:p text:style-name="P93"><text:span text:style-name="Source_20_Text"><text:span text:style-name="T26"><text:tab/></text:span></text:span><text:span text:style-name="Source_20_Text"><text:span text:style-name="T25">sudo firewall-cmd --permanent --zone=</text:span></text:span><text:span text:style-name="Source_20_Text"><text:span text:style-name="T29">internal</text:span></text:span><text:span text:style-name="Source_20_Text"><text:span text:style-name="T25"> –add-source=192.168.42.0/24</text:span></text:span></text:p>
        <text:p text:style-name="P93"><text:span text:style-name="Source_20_Text"><text:span text:style-name="T25"/></text:span></text:p>
        <text:p text:style-name="P93"><text:span text:style-name="Source_20_Text"><text:span text:style-name="T25"><text:tab/></text:span></text:span><text:span text:style-name="Source_20_Text"><text:span text:style-name="T26">Enable Masquerading (NAT) on the External Zone:</text:span></text:span></text:p>
        <text:p text:style-name="P93"><text:span text:style-name="Source_20_Text"><text:span text:style-name="T32"><text:tab/></text:span></text:span><text:span text:style-name="Source_20_Text"><text:span text:style-name="T25">sudo firewall-cmd --permanent --zone=external --add-masquerade </text:span></text:span></text:p>
        <text:p text:style-name="P93"><text:span text:style-name="Source_20_Text"><text:span text:style-name="T25"/></text:span></text:p>
        <text:p text:style-name="P93"><text:span text:style-name="Source_20_Text"><text:span text:style-name="T25"><text:tab/></text:span></text:span><text:span text:style-name="Source_20_Text"><text:span text:style-name="T26">Create Policy to Allow Forwarding from </text:span></text:span><text:span text:style-name="Source_20_Text"><text:span text:style-name="T33">internal</text:span></text:span><text:span text:style-name="Source_20_Text"><text:span text:style-name="T26"> to </text:span></text:span><text:span text:style-name="Source_20_Text"><text:span text:style-name="T27">external</text:span></text:span></text:p>
        <text:p text:style-name="P93"><text:span text:style-name="Source_20_Text"><text:span text:style-name="T26"><text:tab/># Create the policy object </text:span></text:span></text:p>
        <text:p text:style-name="P93"><text:span text:style-name="Source_20_Text"><text:span text:style-name="T25"><text:tab/>sudo firewall-cmd --permanent --new-policy P_</text:span></text:span><text:span text:style-name="Source_20_Text"><text:span text:style-name="T34">Internal2</text:span></text:span><text:span text:style-name="Source_20_Text"><text:span text:style-name="T25">External </text:span></text:span></text:p>
        <text:p text:style-name="P93"><text:span text:style-name="Source_20_Text"><text:span text:style-name="T26"><text:tab/># Define traffic source zone (ingress) </text:span></text:span></text:p>
        <text:p text:style-name="P93"><text:span text:style-name="Source_20_Text"><text:span text:style-name="T25"><text:tab/>sudo firewall-cmd --permanent --policy P_</text:span></text:span><text:span text:style-name="Source_20_Text"><text:span text:style-name="T34">Internal2</text:span></text:span><text:span text:style-name="Source_20_Text"><text:span text:style-name="T25">External --add-ingress-zone=</text:span></text:span><text:span text:style-name="Source_20_Text"><text:span text:style-name="T34">internal</text:span></text:span><text:span text:style-name="Source_20_Text"><text:span text:style-name="T25"> </text:span></text:span></text:p>
        <text:p text:style-name="P93"><text:span text:style-name="Source_20_Text"><text:span text:style-name="T26"><text:tab/># Define traffic destination zone (egress) </text:span></text:span></text:p>
        <text:p text:style-name="P93"><text:span text:style-name="Source_20_Text"><text:span text:style-name="T25"><text:tab/>sudo firewall-cmd --permanent --policy P_</text:span></text:span><text:span text:style-name="Source_20_Text"><text:span text:style-name="T34">Internal2</text:span></text:span><text:span text:style-name="Source_20_Text"><text:span text:style-name="T25">External --add-egress-zone=external </text:span></text:span></text:p>
        <text:p text:style-name="P93"><text:span text:style-name="Source_20_Text"><text:span text:style-name="T26"><text:tab/># Set the policy action to allow the traffic </text:span></text:span></text:p>
        <text:p text:style-name="P93"><text:span text:style-name="Source_20_Text"><text:span text:style-name="T25"><text:tab/>sudo firewall-cmd --permanent --policy P_</text:span></text:span><text:span text:style-name="Source_20_Text"><text:span text:style-name="T34">Internal2</text:span></text:span><text:span text:style-name="Source_20_Text"><text:span text:style-name="T25">External --set-target ACCEPT</text:span></text:span></text:p>
        <text:p text:style-name="P93"><text:span text:style-name="Source_20_Text"><text:span text:style-name="T25"><text:tab/></text:span></text:span></text:p>
        <text:p text:style-name="P93"><text:span text:style-name="Source_20_Text"><text:span text:style-name="T26"><text:tab/>Apply All firewalld Changes</text:span></text:span></text:p>
        <text:p text:style-name="P93"><text:span text:style-name="Source_20_Text"><text:span text:style-name="T25"><text:tab/>sudo firewall-cmd --reload</text:span></text:span></text:p>
        <text:p text:style-name="P94"><text:span text:style-name="Source_20_Text"><text:span text:style-name="T2"/></text:span></text:p>
        <text:p text:style-name="P69"><text:span text:style-name="Strong_20_Emphasis"><text:span text:style-name="T2">Step 4: Configure Libvirt Network</text:span></text:span></text:p>
        <text:p text:style-name="P69"><text:span text:style-name="T2">Now, tell libvirt about the existing host bridge (</text:span><text:span text:style-name="Source_20_Text"><text:span text:style-name="T2">br-hotspot</text:span></text:span><text:span text:style-name="T2">) so VMs can connect to it.</text:span></text:p>
        <text:list text:continue-list="list1934683964" text:style-name="L11">
          <text:list-item>
            <text:p text:style-name="P95"><text:span text:style-name="Strong_20_Emphasis"><text:span text:style-name="T2">Create a libvirt network XML file</text:span></text:span><text:span text:style-name="T2"> (e.g., </text:span><text:span text:style-name="Source_20_Text"><text:span text:style-name="T2">hotspot-bridged.xml</text:span></text:span><text:span text:style-name="T2">):</text:span></text:p>
            <text:p text:style-name="P96">XML</text:p>
            <text:p text:style-name="P97"><text:span text:style-name="Source_20_Text"><text:span text:style-name="T2">&lt;network&gt;</text:span></text:span></text:p>
            <text:p text:style-name="P98"><text:span text:style-name="Source_20_Text"><text:span text:style-name="T2"><text:s text:c="2"/>&lt;name&gt;hotspot-bridged-net&lt;/name&gt; &lt;forward mode='bridge'/&gt; <text:s text:c="5"/>&lt;bridge name='br-hotspot'/&gt; <text:s text:c="3"/>&lt;/network&gt;</text:span></text:span></text:p>
            <text:list>
              <text:list-item>
                <text:p text:style-name="P95"><text:span text:style-name="T2">Note: We use </text:span><text:span text:style-name="Source_20_Text"><text:span text:style-name="T2">&lt;forward mode='bridge'/&gt;</text:span></text:span><text:span text:style-name="T2"> because the bridge (</text:span><text:span text:style-name="Source_20_Text"><text:span text:style-name="T2">br-hotspot</text:span></text:span><text:span text:style-name="T2">) already exists on the host and handles the Layer 2 connections. Libvirt doesn't need to </text:span><text:soft-page-break/><text:span text:style-name="T2">manage DHCP or IP addressing for this network; </text:span><text:span text:style-name="Source_20_Text"><text:span text:style-name="T2">dnsmasq</text:span></text:span><text:span text:style-name="T2"> is doing that on the host bridge. </text:span></text:p>
              </text:list-item>
            </text:list>
          </text:list-item>
          <text:list-item>
            <text:p text:style-name="P95"><text:span text:style-name="Strong_20_Emphasis"><text:span text:style-name="T2">Define and Start the Libvirt Network:</text:span></text:span></text:p>
            <text:p text:style-name="P96">Bash</text:p>
            <text:p text:style-name="P97"><text:span text:style-name="Source_20_Text"><text:span text:style-name="T2">sudo virsh net-define hotspot-bridged.xml</text:span></text:span></text:p>
            <text:p text:style-name="P99"><text:span text:style-name="Source_20_Text"><text:span text:style-name="T2">sudo virsh net-start hotspot-bridged-net</text:span></text:span></text:p>
            <text:p text:style-name="P97"><text:span text:style-name="Source_20_Text"><text:span text:style-name="T2">sudo virsh net-autostart hotspot-bridged-net # Make it start automatically with libvirt</text:span></text:span></text:p>
          </text:list-item>
        </text:list>
        <text:p text:style-name="P69"><text:span text:style-name="Strong_20_Emphasis"><text:span text:style-name="T2">Step 5: Configure the Virtual Machine</text:span></text:span></text:p>
        <text:list text:style-name="L25">
          <text:list-item>
            <text:p text:style-name="P100"><text:span text:style-name="T2">Open </text:span><text:span text:style-name="Source_20_Text"><text:span text:style-name="T2">virt-manager</text:span></text:span><text:span text:style-name="T2">. </text:span></text:p>
          </text:list-item>
          <text:list-item>
            <text:p text:style-name="P101">Select your VM and go to its "Hardware Details". </text:p>
          </text:list-item>
          <text:list-item>
            <text:p text:style-name="P101">Select the Network Interface Card (NIC). </text:p>
          </text:list-item>
          <text:list-item>
            <text:p text:style-name="P101">Under "Network source", choose "Virtual network 'hotspot-bridged-net': Bridge host device br-hotspot". </text:p>
          </text:list-item>
          <text:list-item>
            <text:p text:style-name="P100"><text:span text:style-name="T2">Ensure the "Device model" is set to </text:span><text:span text:style-name="Source_20_Text"><text:span text:style-name="T2">virtio</text:span></text:span><text:span text:style-name="T2"> for best performance. </text:span></text:p>
          </text:list-item>
          <text:list-item>
            <text:p text:style-name="P101">Apply the changes. </text:p>
          </text:list-item>
        </text:list>
        <text:p text:style-name="P69"><text:span text:style-name="Strong_20_Emphasis"><text:span text:style-name="T2">Step 6: Start and Test</text:span></text:span></text:p>
        <text:list text:style-name="L26">
          <text:list-item>
            <text:p text:style-name="P102">Start your VM. </text:p>
          </text:list-item>
          <text:list-item>
            <text:p text:style-name="P103"><text:span text:style-name="T2">Inside the VM, check its IP address. It should receive an IP from the </text:span><text:span text:style-name="Source_20_Text"><text:span text:style-name="T2">192.168.</text:span></text:span><text:span text:style-name="Source_20_Text"><text:span text:style-name="T81">42</text:span></text:span><text:span text:style-name="Source_20_Text"><text:span text:style-name="T2">.x</text:span></text:span><text:span text:style-name="T2"> range via DHCP from the </text:span><text:span text:style-name="Source_20_Text"><text:span text:style-name="T2">dnsmasq</text:span></text:span><text:span text:style-name="T2"> service running on the host. </text:span></text:p>
          </text:list-item>
          <text:list-item>
            <text:p text:style-name="P102">Connect a client device (phone, another laptop) to the "Your_5GHz_Hotspot" Wi-Fi network you created. </text:p>
          </text:list-item>
          <text:list-item>
            <text:p text:style-name="P103"><text:span text:style-name="T2">Check the client device's IP address. It should also be in the </text:span><text:span text:style-name="Source_20_Text"><text:span text:style-name="T2">192.168.</text:span></text:span><text:span text:style-name="Source_20_Text"><text:span text:style-name="T82">42</text:span></text:span><text:span text:style-name="Source_20_Text"><text:span text:style-name="T2">.x</text:span></text:span><text:span text:style-name="T2"> range. </text:span></text:p>
          </text:list-item>
          <text:list-item>
            <text:p text:style-name="P103"><text:span text:style-name="Strong_20_Emphasis"><text:span text:style-name="T2">Test Connectivity:</text:span></text:span><text:span text:style-name="T2"> </text:span></text:p>
            <text:list>
              <text:list-item>
                <text:p text:style-name="P102">Ping the VM's IP address from the hotspot client. </text:p>
              </text:list-item>
              <text:list-item>
                <text:p text:style-name="P102">Ping the hotspot client's IP address from the VM. </text:p>
              </text:list-item>
              <text:list-item>
                <text:p text:style-name="P103"><text:span text:style-name="T2">Try accessing services running on the VM (like Sunshine) from the client using the VM's IP address (e.g., </text:span><text:span text:style-name="Source_20_Text"><text:span text:style-name="T2">http://&lt;VM_IP&gt;:&lt;Sunshine_Port&gt;</text:span></text:span><text:span text:style-name="T2">). No port forwarding should be needed. </text:span></text:p>
              </text:list-item>
              <text:list-item>
                <text:p text:style-name="P103"><text:span text:style-name="T2">Verify both the VM and the hotspot client can access the internet (e.g., ping </text:span><text:span text:style-name="Source_20_Text"><text:span text:style-name="T2">8.8.8.8</text:span></text:span><text:span text:style-name="T2"> or browse a website). </text:span></text:p>
              </text:list-item>
            </text:list>
          </text:list-item>
        </text:list>
        <text:p text:style-name="P69"><text:span text:style-name="T2">This setup creates a bridged network (</text:span><text:span text:style-name="Source_20_Text"><text:span text:style-name="T2">br-hotspot</text:span></text:span><text:span text:style-name="T2">) where your VM and your hotspot clients reside on the same logical network segment (192.168.42.0/24). The host routes traffic between this network and the internet using its primary Wi-Fi connection (</text:span><text:span text:style-name="Source_20_Text"><text:span text:style-name="T2">wlan0</text:span></text:span><text:span text:style-name="T2">) via NAT. </text:span><text:soft-page-break/><text:span text:style-name="T2">This directly fulfills the requirement for clients to access any service on the VM without manual port forwarding.</text:span></text:p>
      </text:section>
      <text:p text:style-name="P68"/>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ntarell" fo:font-family="Cantarell"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Cantarell" fo:font-family="Cantarell"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Cantarell" fo:font-family="Cantarell"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Cantarell" fo:font-family="Cantarell"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7T23:58:00.272134708</meta:creation-date>
    <dc:date>2025-06-10T01:44:18.726433982</dc:date>
    <meta:editing-duration>PT13H37M44S</meta:editing-duration>
    <meta:editing-cycles>104</meta:editing-cycles>
    <meta:generator>LibreOffice/25.2.3.2$Linux_X86_64 LibreOffice_project/bbb074479178df812d175f709636b368952c2ce3</meta:generator>
    <meta:document-statistic meta:table-count="0" meta:image-count="0" meta:object-count="0" meta:page-count="18" meta:paragraph-count="480" meta:word-count="4027" meta:character-count="27666" meta:non-whitespace-character-count="23884"/>
  </office:meta>
</office:document-meta>
</file>